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Symbol1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a7a5a6" draw:opacity="50%"/>
    </style:style>
    <style:style style:name="gr2" style:family="graphic" style:parent-style-name="standard">
      <style:graphic-properties draw:stroke="none" draw:fill="solid" draw:fill-color="#100f0d" draw:opacity="50%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74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841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a7a5a6"/>
    </style:style>
    <style:style style:name="gr6" style:family="graphic" style:parent-style-name="standard">
      <style:graphic-properties draw:stroke="none" draw:fill="solid" draw:fill-color="#100f0d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51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ffffff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draw:fill="solid" draw:fill-color="#80808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52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309cm" fo:min-width="18.61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6.1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37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55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70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02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2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4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775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74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4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90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0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57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246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4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3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76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67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81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fill-color="#ffffff" fo:min-height="0.45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9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873cm" fo:min-width="18.53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9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3.36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91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2.385cm" fo:padding-top="0cm" fo:padding-bottom="0cm" fo:padding-left="0cm" fo:padding-right="0cm"/>
    </style:style>
    <style:style style:name="P1" style:family="paragraph">
      <loext:graphic-properties draw:fill="solid" draw:fill-color="#a7a5a6" draw:opacity="50%"/>
    </style:style>
    <style:style style:name="P2" style:family="paragraph">
      <loext:graphic-properties draw:fill="solid" draw:fill-color="#100f0d" draw:opacity="50%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solid" draw:fill-color="#a7a5a6"/>
    </style:style>
    <style:style style:name="P6" style:family="paragraph">
      <loext:graphic-properties draw:fill="solid" draw:fill-color="#100f0d"/>
    </style:style>
    <style:style style:name="P7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solid" draw:fill-color="#808080"/>
    </style:style>
    <style:style style:name="P1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3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4" style:family="paragraph">
      <loext:graphic-properties draw:fill="none"/>
      <style:text-properties fo:font-size="8.5pt" style:font-size-asian="8.5pt" style:font-size-complex="8.5pt"/>
    </style:style>
    <style:style style:name="P15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6" style:family="paragraph">
      <loext:graphic-properties draw:fill="none"/>
      <style:paragraph-properties fo:text-align="start" style:writing-mode="lr-tb"/>
      <style:text-properties fo:font-size="10.6000003814697pt" style:font-size-asian="10.6000003814697pt" style:font-size-complex="10.6000003814697pt"/>
    </style:style>
    <style:style style:name="P17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18" style:family="paragraph">
      <loext:graphic-properties draw:fill="none"/>
      <style:paragraph-properties fo:text-align="start" style:writing-mode="lr-tb"/>
      <style:text-properties fo:font-size="6.30000019073486pt" style:font-size-asian="6.30000019073486pt" style:font-size-complex="6.30000019073486pt"/>
    </style:style>
    <style:style style:name="P19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fo:color="#000000" style:font-name="CenturyGothic1" fo:font-size="24pt" fo:font-weight="bold" style:font-size-asian="24pt" style:font-name-complex="CenturyGothic1" style:font-size-complex="24pt" style:font-weight-complex="bold"/>
    </style:style>
    <style:style style:name="T2" style:family="text">
      <style:text-properties fo:color="#a7a5a6" style:font-name="CenturyGothic1" fo:font-size="70.0999984741211pt" fo:font-weight="bold" style:font-size-asian="70.0999984741211pt" style:font-name-complex="CenturyGothic1" style:font-size-complex="70.0999984741211pt" style:font-weight-complex="bold"/>
    </style:style>
    <style:style style:name="T3" style:family="text">
      <style:text-properties fo:color="#000000" style:font-name="Computer Modern1" fo:font-size="10pt" style:font-size-asian="10pt" style:font-name-complex="Computer Modern1" style:font-size-complex="10pt"/>
    </style:style>
    <style:style style:name="T4" style:family="text">
      <style:text-properties fo:color="#ffffff" style:font-name="CenturyGothic1" fo:font-size="14.1000003814697pt" fo:font-weight="bold" style:font-size-asian="14.1000003814697pt" style:font-name-complex="CenturyGothic1" style:font-size-complex="14.1000003814697pt" style:font-weight-complex="bold"/>
    </style:style>
    <style:style style:name="T5" style:family="text">
      <style:text-properties fo:color="#000000" style:font-name="CenturyGothic1" fo:font-size="10.6000003814697pt" fo:font-style="italic" fo:font-weight="bold" style:font-size-asian="10.6000003814697pt" style:font-name-complex="CenturyGothic1" style:font-size-complex="10.6000003814697pt" style:font-style-complex="italic" style:font-weight-complex="bold"/>
    </style:style>
    <style:style style:name="T6" style:family="text">
      <style:text-properties fo:color="#000000" style:font-name="CenturyGothic1" fo:font-size="10.6000003814697pt" fo:font-style="italic" fo:font-weight="normal" style:font-size-asian="10.6000003814697pt" style:font-weight-asian="normal" style:font-name-complex="CenturyGothic1" style:font-size-complex="10.6000003814697pt" style:font-style-complex="italic" style:font-weight-complex="normal"/>
    </style:style>
    <style:style style:name="T7" style:family="text">
      <style:text-properties fo:color="#000000" style:font-name="CenturyGothic1" fo:font-size="10.6000003814697pt" fo:font-style="italic" style:font-size-asian="10.6000003814697pt" style:font-name-complex="CenturyGothic1" style:font-size-complex="10.6000003814697pt" style:font-style-complex="italic"/>
    </style:style>
    <style:style style:name="T8" style:family="text">
      <style:text-properties fo:color="#000000" style:font-name="CenturyGothic1" fo:font-size="8.5pt" fo:font-style="italic" style:font-size-asian="8.5pt" style:font-name-complex="CenturyGothic1" style:font-size-complex="8.5pt" style:font-style-complex="italic"/>
    </style:style>
    <style:style style:name="T9" style:family="text">
      <style:text-properties fo:color="#000000" style:font-name="Courier1" fo:font-size="10.6000003814697pt" style:font-size-asian="10.6000003814697pt" style:font-name-complex="Courier1" style:font-size-complex="10.6000003814697pt"/>
    </style:style>
    <style:style style:name="T10" style:family="text">
      <style:text-properties fo:color="#000000" style:font-name="CenturyGothic1" fo:font-size="10.6000003814697pt" style:font-size-asian="10.6000003814697pt" style:font-name-complex="CenturyGothic1" style:font-size-complex="10.6000003814697pt"/>
    </style:style>
    <style:style style:name="T11" style:family="text">
      <style:text-properties fo:color="#000000" style:font-name="Symbol1" fo:font-size="10.6000003814697pt" style:font-size-asian="10.6000003814697pt" style:font-name-complex="Symbol1" style:font-size-complex="10.6000003814697pt"/>
    </style:style>
    <style:style style:name="T12" style:family="text">
      <style:text-properties fo:color="#ffffff" style:font-name="CenturyGothic1" fo:font-size="13.3999996185303pt" fo:font-weight="bold" style:font-size-asian="13.3999996185303pt" style:font-name-complex="CenturyGothic1" style:font-size-complex="13.3999996185303pt" style:font-weight-complex="bold"/>
    </style:style>
    <style:style style:name="T13" style:family="text">
      <style:text-properties fo:color="#000000" style:font-name="CenturyGothic1" fo:font-size="6.30000019073486pt" fo:font-style="italic" style:font-size-asian="6.30000019073486pt" style:font-name-complex="CenturyGothic1" style:font-size-complex="6.3000001907348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213">
        <draw:path draw:style-name="gr1" draw:text-style-name="P1" draw:layer="layout" svg:width="2.494cm" svg:height="6.028cm" svg:x="5.088cm" svg:y="15.802cm" svg:viewBox="0 0 2495 6029" svg:d="M69 0c467 1 934 5 1402 5 191 1 382 0 573 0 0 0 451 45 451 632v4211 693c0 433-416 498-746 484-334-15-667 8-1002 3-248-4-497-7-747-9z">
          <text:p/>
        </draw:path>
        <draw:path draw:style-name="gr1" draw:text-style-name="P1" draw:layer="layout" svg:width="2.493cm" svg:height="6.028cm" svg:x="2.721cm" svg:y="15.802cm" svg:viewBox="0 0 2494 6029" svg:d="M2426 0c-467 1-934 5-1401 5-192 1-383 0-574 0 0 0-451 45-451 632v4211 693c0 433 416 498 746 484 335-15 667 8 1001 3 249-4 498-7 747-9z">
          <text:p/>
        </draw:path>
        <draw:path draw:style-name="gr1" draw:text-style-name="P1" draw:layer="layout" svg:width="2.493cm" svg:height="6.028cm" svg:x="10.075cm" svg:y="15.802cm" svg:viewBox="0 0 2494 6029" svg:d="M68 0c467 1 934 5 1402 5 191 1 382 0 573 0 0 0 451 45 451 632v4211 693c0 433-416 498-746 484-334-15-667 8-1001 3-249-4-498-7-747-9z">
          <text:p/>
        </draw:path>
        <draw:path draw:style-name="gr1" draw:text-style-name="P1" draw:layer="layout" svg:width="2.494cm" svg:height="6.028cm" svg:x="7.707cm" svg:y="15.802cm" svg:viewBox="0 0 2495 6029" svg:d="M2426 0c-467 1-934 5-1401 5-192 1-383 0-574 0 0 0-451 45-451 632v4211 693c0 433 416 498 746 484 335-15 667 8 1002 3 248-4 497-7 747-9z">
          <text:p/>
        </draw:path>
        <draw:path draw:style-name="gr1" draw:text-style-name="P1" draw:layer="layout" svg:width="2.493cm" svg:height="6.028cm" svg:x="15.016cm" svg:y="15.802cm" svg:viewBox="0 0 2494 6029" svg:d="M68 0c467 1 934 5 1402 5 191 1 382 0 573 0 0 0 451 45 451 632v4211 693c0 433-416 498-745 484-335-15-668 8-1002 3-249-4-498-7-747-9z">
          <text:p/>
        </draw:path>
        <draw:path draw:style-name="gr1" draw:text-style-name="P1" draw:layer="layout" svg:width="2.494cm" svg:height="6.028cm" svg:x="12.648cm" svg:y="15.802cm" svg:viewBox="0 0 2495 6029" svg:d="M2426 0c-467 1-934 5-1402 5-191 1-382 0-573 0 0 0-451 45-451 632v4211 693c0 433 416 498 746 484 335-15 667 8 1002 3 248-4 498-7 747-9z">
          <text:p/>
        </draw:path>
        <draw:path draw:style-name="gr2" draw:text-style-name="P2" draw:layer="layout" svg:width="2.493cm" svg:height="6.028cm" svg:x="10.082cm" svg:y="9.476cm" svg:viewBox="0 0 2494 6029" svg:d="M68 0c467 1 934 5 1402 5 191 1 382 0 573 0 0 0 451 45 451 631v4212 693c0 433-416 498-746 484-334-15-667 8-1001 3-249-4-498-7-747-9z">
          <text:p/>
        </draw:path>
        <draw:path draw:style-name="gr2" draw:text-style-name="P2" draw:layer="layout" svg:width="2.493cm" svg:height="6.028cm" svg:x="7.742cm" svg:y="9.476cm" svg:viewBox="0 0 2494 6029" svg:d="M2426 0c-467 1-935 5-1402 5-192 1-382 0-573 0 0 0-451 45-451 631v4212 693c0 433 416 498 745 484 336-15 668 8 1002 3 249-4 498-7 747-9z">
          <text:p/>
        </draw:path>
        <draw:frame draw:style-name="gr3" draw:text-style-name="P4" draw:layer="layout" svg:width="5.742cm" svg:height="0.987cm" svg:x="8.647cm" svg:y="2.011cm">
          <draw:text-box>
            <text:p text:style-name="P3"><text:span text:style-name="T1">K</text:span><text:span text:style-name="T1">o</text:span><text:span text:style-name="T1">ş</text:span><text:span text:style-name="T1">u</text:span><text:span text:style-name="T1">l</text:span><text:span text:style-name="T1">l</text:span><text:span text:style-name="T1">u</text:span><text:span text:style-name="T1"> </text:span><text:span text:style-name="T1"><text:s/></text:span></text:p>
          </draw:text-box>
        </draw:frame>
        <draw:frame draw:style-name="gr4" draw:text-style-name="P4" draw:layer="layout" svg:width="4.841cm" svg:height="0.987cm" svg:x="8.639cm" svg:y="3.044cm">
          <draw:text-box>
            <text:p text:style-name="P3"><text:span text:style-name="T1">D</text:span><text:span text:style-name="T1">a</text:span><text:span text:style-name="T1">l</text:span><text:span text:style-name="T1">l</text:span><text:span text:style-name="T1">a</text:span><text:span text:style-name="T1">n</text:span><text:span text:style-name="T1">m</text:span><text:span text:style-name="T1">a</text:span></text:p>
          </draw:text-box>
        </draw:frame>
        <draw:path draw:style-name="gr5" draw:text-style-name="P5" draw:layer="layout" svg:width="2.494cm" svg:height="6.028cm" svg:x="5.706cm" svg:y="16.049cm" svg:viewBox="0 0 2495 6029" svg:d="M68 0c469 1 936 5 1403 6 191 0 382-1 573-1 0 0 451 45 451 632v4211 693c0 433-416 498-746 484-334-15-666 8-1001 3-250-4-499-7-748-9z">
          <text:p/>
        </draw:path>
        <draw:path draw:style-name="gr5" draw:text-style-name="P5" draw:layer="layout" svg:width="2.493cm" svg:height="6.028cm" svg:x="3.439cm" svg:y="16.049cm" svg:viewBox="0 0 2494 6029" svg:d="M2426 0c-467 1-935 5-1402 6-190 0-381-1-572-1 0 0-452 45-452 632v4211 693c0 433 417 498 746 484 335-15 667 8 1001 3 249-4 498-7 747-9z">
          <text:p/>
        </draw:path>
        <draw:path draw:style-name="gr5" draw:text-style-name="P5" draw:layer="layout" svg:width="2.494cm" svg:height="6.028cm" svg:x="10.692cm" svg:y="16.049cm" svg:viewBox="0 0 2495 6029" svg:d="M69 0c468 1 935 5 1402 6 191 0 382-1 573-1 0 0 451 45 451 632v4211 693c0 433-416 498-746 484-334-15-666 8-1001 3-249-4-499-7-748-9z">
          <text:p/>
        </draw:path>
        <draw:path draw:style-name="gr5" draw:text-style-name="P5" draw:layer="layout" svg:width="2.493cm" svg:height="6.028cm" svg:x="8.425cm" svg:y="16.049cm" svg:viewBox="0 0 2494 6029" svg:d="M2426 0c-467 1-934 5-1402 6-190 0-381-1-572-1 0 0-452 45-452 632v4211 693c0 433 417 498 746 484 335-15 667 8 1001 3 249-4 498-7 747-9z">
          <text:p/>
        </draw:path>
        <draw:path draw:style-name="gr5" draw:text-style-name="P5" draw:layer="layout" svg:width="2.494cm" svg:height="6.028cm" svg:x="15.633cm" svg:y="16.049cm" svg:viewBox="0 0 2495 6029" svg:d="M69 0c467 1 935 5 1402 6 191 0 382-1 573-1 0 0 451 45 451 632v4211 693c0 433-416 498-746 484-334-15-666 8-1001 3-249-4-499-7-748-9z">
          <text:p/>
        </draw:path>
        <draw:path draw:style-name="gr5" draw:text-style-name="P5" draw:layer="layout" svg:width="2.493cm" svg:height="6.028cm" svg:x="13.366cm" svg:y="16.049cm" svg:viewBox="0 0 2494 6029" svg:d="M2426 0c-467 1-934 5-1402 6-190 0-381-1-572-1 0 0-452 45-452 632v4211 693c0 433 417 498 746 484 335-15 667 8 1001 3 249-4 498-7 747-9z">
          <text:p/>
        </draw:path>
        <draw:path draw:style-name="gr6" draw:text-style-name="P6" draw:layer="layout" svg:width="2.493cm" svg:height="6.027cm" svg:x="10.463cm" svg:y="9.711cm" svg:viewBox="0 0 2494 6028" svg:d="M68 0c467 0 935 4 1403 5 191 0 381-1 572-1 0 0 451 45 451 632v4211 693c0 433-416 498-745 484-335-15-666 8-1002 3-249-4-498-7-747-8z">
          <text:p/>
        </draw:path>
        <draw:path draw:style-name="gr6" draw:text-style-name="P6" draw:layer="layout" svg:width="2.494cm" svg:height="6.027cm" svg:x="8.095cm" svg:y="9.711cm" svg:viewBox="0 0 2495 6028" svg:d="M2427 0c-468 0-935 4-1402 5-191 0-383-1-573-1 0 0-452 45-452 632v4211 693c0 433 416 498 746 484 336-15 667 8 1002 3 249-4 498-7 747-8z">
          <text:p/>
        </draw:path>
        <draw:frame draw:style-name="gr7" draw:text-style-name="P7" draw:layer="layout" svg:width="3.439cm" svg:height="2.88cm" svg:x="4.707cm" svg:y="1.671cm">
          <draw:text-box>
            <text:p text:style-name="P3"><text:span text:style-name="T2">0</text:span><text:span text:style-name="T2">7</text:span></text:p>
          </draw:text-box>
        </draw:frame>
        <draw:frame draw:style-name="gr8" draw:text-style-name="P8" draw:layer="layout" svg:width="0.451cm" svg:height="0.412cm" svg:x="10.619cm" svg:y="26.446cm">
          <draw:text-box>
            <text:p text:style-name="P3"><text:span text:style-name="T3">2</text:span><text:span text:style-name="T3">4</text:span></text:p>
          </draw:text-box>
        </draw:frame>
      </draw:page>
      <draw:page draw:name="page2" draw:style-name="dp1" draw:master-page-name="master-page150">
        <draw:polygon draw:style-name="gr9" draw:text-style-name="P9" draw:layer="layout" svg:width="17.847cm" svg:height="26.028cm" svg:x="1.874cm" svg:y="0.949cm" svg:viewBox="0 0 17848 26029" draw:points="0,0 17848,0 17848,26029 0,26029">
          <text:p/>
        </draw:polygon>
        <draw:polygon draw:style-name="gr9" draw:text-style-name="P9" draw:layer="layout" svg:width="17.847cm" svg:height="24.713cm" svg:x="0.53cm" svg:y="2.475cm" svg:viewBox="0 0 17848 24714" draw:points="0,0 17848,0 17848,24714 0,24714">
          <text:p/>
        </draw:polygon>
        <draw:polygon draw:style-name="gr10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1" draw:text-style-name="P11" draw:layer="layout" svg:width="17.847cm" svg:height="0.892cm" svg:x="1.874cm" svg:y="4.42cm" svg:viewBox="0 0 17848 893" draw:points="0,0 17848,0 17848,893 0,893">
          <text:p/>
        </draw:polygon>
        <draw:polygon draw:style-name="gr11" draw:text-style-name="P11" draw:layer="layout" svg:width="17.847cm" svg:height="0.893cm" svg:x="1.874cm" svg:y="8.534cm" svg:viewBox="0 0 17848 894" draw:points="0,0 17848,0 17848,894 0,894">
          <text:p/>
        </draw:polygon>
        <draw:polygon draw:style-name="gr11" draw:text-style-name="P11" draw:layer="layout" svg:width="17.847cm" svg:height="0.892cm" svg:x="1.874cm" svg:y="15.277cm" svg:viewBox="0 0 17848 893" draw:points="0,0 17848,0 17848,893 0,893">
          <text:p/>
        </draw:polygon>
        <draw:frame draw:style-name="gr12" draw:text-style-name="P12" draw:layer="layout" svg:width="5.522cm" svg:height="0.581cm" svg:x="8.468cm" svg:y="1.68cm">
          <draw:text-box>
            <text:p text:style-name="P3"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: </text:span><text:span text:style-name="T4">“</text:span><text:span text:style-name="T4">M</text:span><text:span text:style-name="T4">a</text:span><text:span text:style-name="T4">l</text:span><text:span text:style-name="T4">i</text:span><text:span text:style-name="T4">y</text:span><text:span text:style-name="T4">e</text:span><text:span text:style-name="T4">t</text:span><text:span text:style-name="T4">”</text:span></text:p>
          </draw:text-box>
        </draw:frame>
        <draw:frame draw:style-name="gr13" draw:text-style-name="P13" draw:layer="layout" svg:width="18.616cm" svg:height="1.309cm" svg:x="1.922cm" svg:y="2.786cm">
          <draw:text-box>
            <text:p text:style-name="P3"><text:span text:style-name="T5">T</text:span><text:span text:style-name="T5">a</text:span><text:span text:style-name="T5">l</text:span><text:span text:style-name="T5">i</text:span><text:span text:style-name="T5">m</text:span><text:span text:style-name="T5">a</text:span><text:span text:style-name="T5">t</text:span><text:span text:style-name="T5">l</text:span><text:span text:style-name="T5">a</text:span><text:span text:style-name="T5">r</text:span><text:span text:style-name="T5">: </text:span><text:span text:style-name="T6">L</text:span><text:span text:style-name="T6">u</text:span><text:span text:style-name="T6">i</text:span><text:span text:style-name="T6">g</text:span><text:span text:style-name="T6">i’</text:span><text:span text:style-name="T6">n</text:span><text:span text:style-name="T6">i</text:span><text:span text:style-name="T6">n</text:span><text:span text:style-name="T6"> </text:span><text:span text:style-name="T6">P</text:span><text:span text:style-name="T6">i</text:span><text:span text:style-name="T6">z</text:span><text:span text:style-name="T6">z</text:span><text:span text:style-name="T6">a</text:span><text:span text:style-name="T6"> </text:span><text:span text:style-name="T6">D</text:span><text:span text:style-name="T6">ü</text:span><text:span text:style-name="T6">k</text:span><text:span text:style-name="T6">k</text:span><text:span text:style-name="T6">a</text:span><text:span text:style-name="T6">n</text:span><text:span text:style-name="T6">ı </text:span><text:span text:style-name="T6">s</text:span><text:span text:style-name="T6">e</text:span><text:span text:style-name="T6">n</text:span><text:span text:style-name="T6">i 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c</text:span><text:span text:style-name="T6">ı </text:span><text:span text:style-name="T6">o</text:span><text:span text:style-name="T6">l</text:span><text:span text:style-name="T6">a</text:span><text:span text:style-name="T6">r</text:span><text:span text:style-name="T6">a</text:span><text:span text:style-name="T6">k </text:span><text:span text:style-name="T6">i</text:span><text:span text:style-name="T6">ş</text:span><text:span text:style-name="T6">e</text:span><text:span text:style-name="T6"> </text:span><text:span text:style-name="T6">a</text:span><text:span text:style-name="T6">l</text:span><text:span text:style-name="T6">d</text:span><text:span text:style-name="T6">ı</text:span><text:span text:style-name="T7">. </text:span><text:span text:style-name="T7">D</text:span><text:span text:style-name="T7">ü</text:span><text:span text:style-name="T7">k</text:span><text:span text:style-name="T7">k</text:span><text:span text:style-name="T7">a</text:span><text:span text:style-name="T7">n</text:span><text:span text:style-name="T7">d</text:span><text:span text:style-name="T7">a</text:span><text:span text:style-name="T7"> </text:span><text:span text:style-name="T7">p</text:span><text:span text:style-name="T7">e</text:span><text:span text:style-name="T7">y</text:span><text:span text:style-name="T7">n</text:span><text:span text:style-name="T7">i</text:span><text:span text:style-name="T7">r</text:span><text:span text:style-name="T7">li </text:span><text:span text:style-name="T7">p</text:span><text:span text:style-name="T7">i</text:span><text:span text:style-name="T7">z</text:span><text:span text:style-name="T7">z</text:span><text:span text:style-name="T7">a</text:span></text:p>
            <text:p text:style-name="P3"><text:span text:style-name="T7">(</text:span><text:span text:style-name="T7">$</text:span><text:span text:style-name="T7">9</text:span><text:span text:style-name="T7">.</text:span><text:span text:style-name="T7">0</text:span><text:span text:style-name="T7">0</text:span><text:span text:style-name="T7">)</text:span><text:span text:style-name="T7">, </text:span><text:span text:style-name="T7">s</text:span><text:span text:style-name="T7">u</text:span><text:span text:style-name="T7">c</text:span><text:span text:style-name="T7">u</text:span><text:span text:style-name="T7">k</text:span><text:span text:style-name="T7">l</text:span><text:span text:style-name="T7">u</text:span><text:span text:style-name="T7"> </text:span><text:span text:style-name="T7">p</text:span><text:span text:style-name="T7">i</text:span><text:span text:style-name="T7">z</text:span><text:span text:style-name="T7">z</text:span><text:span text:style-name="T7">a</text:span><text:span text:style-name="T7"> </text:span><text:span text:style-name="T7">(</text:span><text:span text:style-name="T7">$</text:span><text:span text:style-name="T7">1</text:span><text:span text:style-name="T7">0</text:span><text:span text:style-name="T7">.</text:span><text:span text:style-name="T7">5</text:span><text:span text:style-name="T7">0</text:span><text:span text:style-name="T7">)</text:span><text:span text:style-name="T7">, </text:span><text:span text:style-name="T7">t</text:span><text:span text:style-name="T7">a</text:span><text:span text:style-name="T7">v</text:span><text:span text:style-name="T7">u</text:span><text:span text:style-name="T7">k</text:span><text:span text:style-name="T7">l</text:span><text:span text:style-name="T7">u</text:span><text:span text:style-name="T7"> </text:span><text:span text:style-name="T7">p</text:span><text:span text:style-name="T7">i</text:span><text:span text:style-name="T7">z</text:span><text:span text:style-name="T7">z</text:span><text:span text:style-name="T7">a</text:span><text:span text:style-name="T7"> </text:span><text:span text:style-name="T7">(</text:span><text:span text:style-name="T7">$</text:span><text:span text:style-name="T7">1</text:span><text:span text:style-name="T7">1</text:span><text:span text:style-name="T7">.</text:span><text:span text:style-name="T7">2</text:span><text:span text:style-name="T7">5</text:span><text:span text:style-name="T7">) </text:span><text:span text:style-name="T7">v</text:span><text:span text:style-name="T7">e</text:span><text:span text:style-name="T7"> <text:s/></text:span><text:span text:style-name="T7">b</text:span><text:span text:style-name="T7">r</text:span><text:span text:style-name="T7">o</text:span><text:span text:style-name="T7">k</text:span><text:span text:style-name="T7">o</text:span><text:span text:style-name="T7">li</text:span><text:span text:style-name="T7">li </text:span><text:span text:style-name="T7">p</text:span><text:span text:style-name="T7">i</text:span><text:span text:style-name="T7">z</text:span><text:span text:style-name="T7">z</text:span><text:span text:style-name="T7">a</text:span><text:span text:style-name="T7"> </text:span><text:span text:style-name="T7">(</text:span><text:span text:style-name="T7">$</text:span><text:span text:style-name="T7">1</text:span><text:span text:style-name="T7">0</text:span><text:span text:style-name="T7">.</text:span><text:span text:style-name="T7">2</text:span><text:span text:style-name="T7">5</text:span><text:span text:style-name="T7">) </text:span><text:span text:style-name="T7">s</text:span><text:span text:style-name="T7">a</text:span><text:span text:style-name="T7">t</text:span><text:span text:style-name="T7">ıl</text:span><text:span text:style-name="T7">m</text:span><text:span text:style-name="T7">a</text:span><text:span text:style-name="T7">k</text:span><text:span text:style-name="T7">t</text:span><text:span text:style-name="T7">a</text:span><text:span text:style-name="T7">.</text:span></text:p>
            <text:p text:style-name="P3"><text:span text:style-name="T7">M</text:span><text:span text:style-name="T7">a</text:span><text:span text:style-name="T7">li</text:span><text:span text:style-name="T7">y</text:span><text:span text:style-name="T7">e</text:span><text:span text:style-name="T7">t </text:span><text:span text:style-name="T7">a</text:span><text:span text:style-name="T7">d</text:span><text:span text:style-name="T7">ı</text:span><text:span text:style-name="T7">n</text:span><text:span text:style-name="T7">d</text:span><text:span text:style-name="T7">a</text:span><text:span text:style-name="T7"> </text:span><text:span text:style-name="T7">b</text:span><text:span text:style-name="T7">i</text:span><text:span text:style-name="T7">r </text:span><text:span text:style-name="T7">f</text:span><text:span text:style-name="T7">o</text:span><text:span text:style-name="T7">n</text:span><text:span text:style-name="T7">k</text:span><text:span text:style-name="T7">s</text:span><text:span text:style-name="T7">i</text:span><text:span text:style-name="T7">y</text:span><text:span text:style-name="T7">o</text:span><text:span text:style-name="T7">n</text:span><text:span text:style-name="T7"> </text:span><text:span text:style-name="T7">y</text:span><text:span text:style-name="T7">a</text:span><text:span text:style-name="T7">z</text:span><text:span text:style-name="T7">ı</text:span><text:span text:style-name="T7">n</text:span><text:span text:style-name="T7"> </text:span><text:span text:style-name="T7">v</text:span><text:span text:style-name="T7">e</text:span><text:span text:style-name="T7"> </text:span><text:span text:style-name="T7">b</text:span><text:span text:style-name="T7">u</text:span><text:span text:style-name="T7"> </text:span><text:span text:style-name="T7">f</text:span><text:span text:style-name="T7">o</text:span><text:span text:style-name="T7">n</text:span><text:span text:style-name="T7">k</text:span><text:span text:style-name="T7">s</text:span><text:span text:style-name="T7">i</text:span><text:span text:style-name="T7">y</text:span><text:span text:style-name="T7">o</text:span><text:span text:style-name="T7">n</text:span><text:span text:style-name="T7">a</text:span><text:span text:style-name="T7"> </text:span><text:span text:style-name="T7">p</text:span><text:span text:style-name="T7">i</text:span><text:span text:style-name="T7">z</text:span><text:span text:style-name="T7">z</text:span><text:span text:style-name="T7">a</text:span><text:span text:style-name="T7">n</text:span><text:span text:style-name="T7">ı</text:span><text:span text:style-name="T7">n</text:span><text:span text:style-name="T7"> </text:span><text:span text:style-name="T7">a</text:span><text:span text:style-name="T7">d</text:span><text:span text:style-name="T7">ı </text:span><text:span text:style-name="T7">g</text:span><text:span text:style-name="T7">i</text:span><text:span text:style-name="T7">r</text:span><text:span text:style-name="T7">il</text:span><text:span text:style-name="T7">d</text:span><text:span text:style-name="T7">i</text:span><text:span text:style-name="T7">ğ</text:span><text:span text:style-name="T7">i</text:span><text:span text:style-name="T7">n</text:span><text:span text:style-name="T7">d</text:span><text:span text:style-name="T7">e</text:span><text:span text:style-name="T7"> </text:span><text:span text:style-name="T7">p</text:span><text:span text:style-name="T7">i</text:span><text:span text:style-name="T7">z</text:span><text:span text:style-name="T7">z</text:span><text:span text:style-name="T7">a</text:span><text:span text:style-name="T7">n</text:span><text:span text:style-name="T7">ı</text:span><text:span text:style-name="T7">n</text:span><text:span text:style-name="T7"> </text:span><text:span text:style-name="T7">f</text:span><text:span text:style-name="T7">i</text:span><text:span text:style-name="T7">y</text:span><text:span text:style-name="T7">a</text:span><text:span text:style-name="T7">t</text:span><text:span text:style-name="T7">ı</text:span><text:span text:style-name="T7">n</text:span><text:span text:style-name="T7">ı </text:span><text:span text:style-name="T7">v</text:span><text:span text:style-name="T7">e</text:span><text:span text:style-name="T7">r</text:span><text:span text:style-name="T7">s</text:span><text:span text:style-name="T7">i</text:span><text:span text:style-name="T7">n</text:span><text:span text:style-name="T7">.</text:span></text:p>
          </draw:text-box>
        </draw:frame>
        <draw:frame draw:style-name="gr14" draw:text-style-name="P14" draw:layer="layout" svg:width="6.14cm" svg:height="0.352cm" svg:x="1.875cm" svg:y="5.334cm">
          <draw:text-box>
            <text:p text:style-name="P3"><text:span text:style-name="T8">H</text:span><text:span text:style-name="T8">e</text:span><text:span text:style-name="T8">r </text:span><text:span text:style-name="T8">k</text:span><text:span text:style-name="T8">o</text:span><text:span text:style-name="T8">n</text:span><text:span text:style-name="T8">t</text:span><text:span text:style-name="T8">r</text:span><text:span text:style-name="T8">a</text:span><text:span text:style-name="T8">t </text:span><text:span text:style-name="T8">ü</text:span><text:span text:style-name="T8">ç </text:span><text:span text:style-name="T8">b</text:span><text:span text:style-name="T8">ö</text:span><text:span text:style-name="T8">l</text:span><text:span text:style-name="T8">ü</text:span><text:span text:style-name="T8">m</text:span><text:span text:style-name="T8">d</text:span><text:span text:style-name="T8">e</text:span><text:span text:style-name="T8">n </text:span><text:span text:style-name="T8">o</text:span><text:span text:style-name="T8">l</text:span><text:span text:style-name="T8">u</text:span><text:span text:style-name="T8">ş</text:span><text:span text:style-name="T8">m</text:span><text:span text:style-name="T8">a</text:span><text:span text:style-name="T8">k</text:span><text:span text:style-name="T8">t</text:span><text:span text:style-name="T8">a</text:span><text:span text:style-name="T8">d</text:span><text:span text:style-name="T8">ır</text:span><text:span text:style-name="T8">..</text:span><text:span text:style-name="T8">.</text:span></text:p>
          </draw:text-box>
        </draw:frame>
        <draw:frame draw:style-name="gr15" draw:text-style-name="P13" draw:layer="layout" svg:width="0.371cm" svg:height="0.45cm" svg:x="1.875cm" svg:y="5.95cm">
          <draw:text-box>
            <text:p text:style-name="P3"><text:span text:style-name="T9">;</text:span></text:p>
          </draw:text-box>
        </draw:frame>
        <draw:frame draw:style-name="gr16" draw:text-style-name="P13" draw:layer="layout" svg:width="0.371cm" svg:height="0.437cm" svg:x="5.742cm" svg:y="5.934cm">
          <draw:text-box>
            <text:p text:style-name="P3"><text:span text:style-name="T10">:</text:span></text:p>
          </draw:text-box>
        </draw:frame>
        <draw:frame draw:style-name="gr17" draw:text-style-name="P13" draw:layer="layout" svg:width="0.371cm" svg:height="0.488cm" svg:x="14.715cm" svg:y="6.022cm">
          <draw:text-box>
            <text:p text:style-name="P3"><text:span text:style-name="T11">®</text:span></text:p>
          </draw:text-box>
        </draw:frame>
        <draw:frame draw:style-name="gr15" draw:text-style-name="P13" draw:layer="layout" svg:width="0.371cm" svg:height="0.45cm" svg:x="1.875cm" svg:y="7.264cm">
          <draw:text-box>
            <text:p text:style-name="P3"><text:span text:style-name="T9">;</text:span></text:p>
          </draw:text-box>
        </draw:frame>
        <draw:frame draw:style-name="gr18" draw:text-style-name="P15" draw:layer="layout" svg:width="2.555cm" svg:height="0.551cm" svg:x="2.023cm" svg:y="8.718cm">
          <draw:text-box>
            <text:p text:style-name="P3"><text:span text:style-name="T12">Ö</text:span><text:span text:style-name="T12">r</text:span><text:span text:style-name="T12">n</text:span><text:span text:style-name="T12">e</text:span><text:span text:style-name="T12">k</text:span><text:span text:style-name="T12">l</text:span><text:span text:style-name="T12">e</text:span><text:span text:style-name="T12">r</text:span></text:p>
          </draw:text-box>
        </draw:frame>
        <draw:frame draw:style-name="gr19" draw:text-style-name="P14" draw:layer="layout" svg:width="12.702cm" svg:height="0.352cm" svg:x="1.875cm" svg:y="9.449cm">
          <draw:text-box>
            <text:p text:style-name="P3"><text:span text:style-name="T8">B</text:span><text:span text:style-name="T8">a</text:span><text:span text:style-name="T8">z</text:span><text:span text:style-name="T8">ı </text:span><text:span text:style-name="T8">ö</text:span><text:span text:style-name="T8">r</text:span><text:span text:style-name="T8">n</text:span><text:span text:style-name="T8">e</text:span><text:span text:style-name="T8">k</text:span><text:span text:style-name="T8">l</text:span><text:span text:style-name="T8">e</text:span><text:span text:style-name="T8">r </text:span><text:span text:style-name="T8">y</text:span><text:span text:style-name="T8">a</text:span><text:span text:style-name="T8">z</text:span><text:span text:style-name="T8">ı</text:span><text:span text:style-name="T8">n</text:span><text:span text:style-name="T8">, </text:span><text:span text:style-name="T8">s</text:span><text:span text:style-name="T8">o</text:span><text:span text:style-name="T8">n</text:span><text:span text:style-name="T8">r</text:span><text:span text:style-name="T8">a </text:span><text:span text:style-name="T8">n</text:span><text:span text:style-name="T8">e</text:span><text:span text:style-name="T8">y</text:span><text:span text:style-name="T8">i</text:span><text:span text:style-name="T8">n </text:span><text:span text:style-name="T8">d</text:span><text:span text:style-name="T8">e</text:span><text:span text:style-name="T8">ğ</text:span><text:span text:style-name="T8">i</text:span><text:span text:style-name="T8">ş</text:span><text:span text:style-name="T8">ti</text:span><text:span text:style-name="T8">ğ</text:span><text:span text:style-name="T8">i</text:span><text:span text:style-name="T8">n</text:span><text:span text:style-name="T8">i </text:span><text:span text:style-name="T8">y</text:span><text:span text:style-name="T8">u</text:span><text:span text:style-name="T8">v</text:span><text:span text:style-name="T8">a</text:span><text:span text:style-name="T8">rl</text:span><text:span text:style-name="T8">a</text:span><text:span text:style-name="T8">k </text:span><text:span text:style-name="T8">i</text:span><text:span text:style-name="T8">ç</text:span><text:span text:style-name="T8">i</text:span><text:span text:style-name="T8">n</text:span><text:span text:style-name="T8">e </text:span><text:span text:style-name="T8">a</text:span><text:span text:style-name="T8">lı</text:span><text:span text:style-name="T8">n </text:span><text:span text:style-name="T8">v</text:span><text:span text:style-name="T8">e </text:span><text:span text:style-name="T8">k</text:span><text:span text:style-name="T8">ı</text:span><text:span text:style-name="T8">s</text:span><text:span text:style-name="T8">a</text:span><text:span text:style-name="T8">c</text:span><text:span text:style-name="T8">a </text:span><text:span text:style-name="T8">a</text:span><text:span text:style-name="T8">ç</text:span><text:span text:style-name="T8">ı</text:span><text:span text:style-name="T8">k</text:span><text:span text:style-name="T8">l</text:span><text:span text:style-name="T8">a</text:span><text:span text:style-name="T8">y</text:span><text:span text:style-name="T8">ı</text:span><text:span text:style-name="T8">n</text:span><text:span text:style-name="T8">. </text:span><text:span text:style-name="T8"><text:tab/></text:span></text:p>
          </draw:text-box>
        </draw:frame>
        <draw:frame draw:style-name="gr20" draw:text-style-name="P13" draw:layer="layout" svg:width="2.021cm" svg:height="0.45cm" svg:x="1.875cm" svg:y="10.065cm">
          <draw:text-box>
            <text:p text:style-name="P3"><text:span text:style-name="T9">(</text:span><text:span text:style-name="T9">Ö</text:span><text:span text:style-name="T9">R</text:span><text:span text:style-name="T9">N</text:span><text:span text:style-name="T9">E</text:span><text:span text:style-name="T9">K</text:span><text:span text:style-name="T9">(</text:span></text:p>
          </draw:text-box>
        </draw:frame>
        <draw:frame draw:style-name="gr15" draw:text-style-name="P13" draw:layer="layout" svg:width="0.371cm" svg:height="0.45cm" svg:x="10.773cm" svg:y="10.065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1.379cm">
          <draw:text-box>
            <text:p text:style-name="P3"><text:span text:style-name="T9">(</text:span><text:span text:style-name="T9">Ö</text:span><text:span text:style-name="T9">R</text:span><text:span text:style-name="T9">N</text:span><text:span text:style-name="T9">E</text:span><text:span text:style-name="T9">K</text:span><text:span text:style-name="T9">(</text:span></text:p>
          </draw:text-box>
        </draw:frame>
        <draw:frame draw:style-name="gr15" draw:text-style-name="P13" draw:layer="layout" svg:width="0.371cm" svg:height="0.45cm" svg:x="10.773cm" svg:y="11.379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2.693cm">
          <draw:text-box>
            <text:p text:style-name="P3"><text:span text:style-name="T9">(</text:span><text:span text:style-name="T9">Ö</text:span><text:span text:style-name="T9">R</text:span><text:span text:style-name="T9">N</text:span><text:span text:style-name="T9">E</text:span><text:span text:style-name="T9">K</text:span><text:span text:style-name="T9">(</text:span></text:p>
          </draw:text-box>
        </draw:frame>
        <draw:frame draw:style-name="gr15" draw:text-style-name="P13" draw:layer="layout" svg:width="0.371cm" svg:height="0.45cm" svg:x="10.773cm" svg:y="12.693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4.006cm">
          <draw:text-box>
            <text:p text:style-name="P3"><text:span text:style-name="T9">(</text:span><text:span text:style-name="T9">Ö</text:span><text:span text:style-name="T9">R</text:span><text:span text:style-name="T9">N</text:span><text:span text:style-name="T9">E</text:span><text:span text:style-name="T9">K</text:span><text:span text:style-name="T9">(</text:span></text:p>
          </draw:text-box>
        </draw:frame>
        <draw:frame draw:style-name="gr15" draw:text-style-name="P13" draw:layer="layout" svg:width="0.371cm" svg:height="0.45cm" svg:x="10.773cm" svg:y="14.006cm">
          <draw:text-box>
            <text:p text:style-name="P3"><text:span text:style-name="T9">)</text:span></text:p>
          </draw:text-box>
        </draw:frame>
        <draw:frame draw:style-name="gr21" draw:text-style-name="P15" draw:layer="layout" svg:width="2.622cm" svg:height="0.551cm" svg:x="2.023cm" svg:y="15.46cm">
          <draw:text-box>
            <text:p text:style-name="P3"><text:span text:style-name="T12">T</text:span><text:span text:style-name="T12">a</text:span><text:span text:style-name="T12">n</text:span><text:span text:style-name="T12">ı</text:span><text:span text:style-name="T12">m</text:span></text:p>
          </draw:text-box>
        </draw:frame>
        <draw:frame draw:style-name="gr22" draw:text-style-name="P14" draw:layer="layout" svg:width="10.48cm" svg:height="0.352cm" svg:x="1.875cm" svg:y="16.191cm">
          <draw:text-box>
            <text:p text:style-name="P3"><text:span text:style-name="T8">B</text:span><text:span text:style-name="T8">ü</text:span><text:span text:style-name="T8">t</text:span><text:span text:style-name="T8">ü</text:span><text:span text:style-name="T8">n </text:span><text:span text:style-name="T8">g</text:span><text:span text:style-name="T8">ir</text:span><text:span text:style-name="T8">d</text:span><text:span text:style-name="T8">i </text:span><text:span text:style-name="T8">d</text:span><text:span text:style-name="T8">e</text:span><text:span text:style-name="T8">ğ</text:span><text:span text:style-name="T8">e</text:span><text:span text:style-name="T8">rl</text:span><text:span text:style-name="T8">e</text:span><text:span text:style-name="T8">ri</text:span><text:span text:style-name="T8">n</text:span><text:span text:style-name="T8">e </text:span><text:span text:style-name="T8">v</text:span><text:span text:style-name="T8">e</text:span><text:span text:style-name="T8">ri</text:span><text:span text:style-name="T8">l</text:span><text:span text:style-name="T8">e</text:span><text:span text:style-name="T8">n </text:span><text:span text:style-name="T8">d</text:span><text:span text:style-name="T8">e</text:span><text:span text:style-name="T8">ğ</text:span><text:span text:style-name="T8">i</text:span><text:span text:style-name="T8">ş</text:span><text:span text:style-name="T8">k</text:span><text:span text:style-name="T8">e</text:span><text:span text:style-name="T8">n </text:span><text:span text:style-name="T8">i</text:span><text:span text:style-name="T8">s</text:span><text:span text:style-name="T8">i</text:span><text:span text:style-name="T8">m</text:span><text:span text:style-name="T8">l</text:span><text:span text:style-name="T8">e</text:span><text:span text:style-name="T8">ri</text:span><text:span text:style-name="T8">n</text:span><text:span text:style-name="T8">e </text:span><text:span text:style-name="T8">g</text:span><text:span text:style-name="T8">ö</text:span><text:span text:style-name="T8">r</text:span><text:span text:style-name="T8">e </text:span><text:span text:style-name="T8">t</text:span><text:span text:style-name="T8">a</text:span><text:span text:style-name="T8">n</text:span><text:span text:style-name="T8">ı</text:span><text:span text:style-name="T8">m</text:span><text:span text:style-name="T8">ı </text:span><text:span text:style-name="T8">y</text:span><text:span text:style-name="T8">a</text:span><text:span text:style-name="T8">z</text:span><text:span text:style-name="T8">ı</text:span><text:span text:style-name="T8">n</text:span><text:span text:style-name="T8">.</text:span></text:p>
          </draw:text-box>
        </draw:frame>
        <draw:frame draw:style-name="gr20" draw:text-style-name="P13" draw:layer="layout" svg:width="2.021cm" svg:height="0.45cm" svg:x="1.875cm" svg:y="16.808cm">
          <draw:text-box>
            <text:p text:style-name="P3"><text:span text:style-name="T9">(</text:span><text:span text:style-name="T9">d</text:span><text:span text:style-name="T9">e</text:span><text:span text:style-name="T9">fi</text:span><text:span text:style-name="T9">n</text:span><text:span text:style-name="T9">e</text:span><text:span text:style-name="T9">(</text:span></text:p>
          </draw:text-box>
        </draw:frame>
        <draw:frame draw:style-name="gr23" draw:text-style-name="P16" draw:layer="layout" svg:width="0.775cm" svg:height="0.45cm" svg:x="10.55cm" svg:y="16.808cm">
          <draw:text-box>
            <text:p text:style-name="P3"><text:span text:style-name="T9">)</text:span></text:p>
          </draw:text-box>
        </draw:frame>
        <draw:frame draw:style-name="gr15" draw:text-style-name="P16" draw:layer="layout" svg:width="0.371cm" svg:height="0.45cm" svg:x="3.659cm" svg:y="18.121cm">
          <draw:text-box>
            <text:p text:style-name="P3"><text:span text:style-name="T9">(</text:span></text:p>
          </draw:text-box>
        </draw:frame>
        <draw:frame draw:style-name="gr15" draw:text-style-name="P13" draw:layer="layout" svg:width="0.371cm" svg:height="0.45cm" svg:x="3.882cm" svg:y="19.435cm">
          <draw:text-box>
            <text:p text:style-name="P3"><text:span text:style-name="T9">[</text:span></text:p>
          </draw:text-box>
        </draw:frame>
        <draw:frame draw:style-name="gr15" draw:text-style-name="P13" draw:layer="layout" svg:width="0.371cm" svg:height="0.45cm" svg:x="3.882cm" svg:y="20.749cm">
          <draw:text-box>
            <text:p text:style-name="P3"><text:span text:style-name="T9">[</text:span></text:p>
          </draw:text-box>
        </draw:frame>
        <draw:frame draw:style-name="gr15" draw:text-style-name="P13" draw:layer="layout" svg:width="0.371cm" svg:height="0.45cm" svg:x="3.882cm" svg:y="22.063cm">
          <draw:text-box>
            <text:p text:style-name="P3"><text:span text:style-name="T9">[</text:span></text:p>
          </draw:text-box>
        </draw:frame>
        <draw:frame draw:style-name="gr15" draw:text-style-name="P13" draw:layer="layout" svg:width="0.371cm" svg:height="0.45cm" svg:x="3.882cm" svg:y="23.376cm">
          <draw:text-box>
            <text:p text:style-name="P3"><text:span text:style-name="T9">[</text:span></text:p>
          </draw:text-box>
        </draw:frame>
        <draw:polygon draw:style-name="gr9" draw:text-style-name="P9" draw:layer="layout" svg:width="3.495cm" svg:height="0.669cm" svg:x="2.114cm" svg:y="5.945cm" svg:viewBox="0 0 3496 670" draw:points="0,0 3496,0 3496,670 0,670">
          <text:p/>
        </draw:polygon>
        <draw:polygon draw:style-name="gr10" draw:text-style-name="P10" draw:layer="layout" svg:width="3.495cm" svg:height="0.025cm" svg:x="2.097cm" svg:y="6.551cm" svg:viewBox="0 0 3496 26" draw:points="0,0 3496,0 3496,26 0,26">
          <text:p/>
        </draw:polygon>
        <draw:frame draw:style-name="gr15" draw:text-style-name="P13" draw:layer="layout" svg:width="0.371cm" svg:height="0.45cm" svg:x="3.882cm" svg:y="24.69cm">
          <draw:text-box>
            <text:p text:style-name="P3"><text:span text:style-name="T9">[</text:span></text:p>
          </draw:text-box>
        </draw:frame>
        <draw:polygon draw:style-name="gr9" draw:text-style-name="P9" draw:layer="layout" svg:width="8.726cm" svg:height="0.669cm" svg:x="5.84cm" svg:y="5.907cm" svg:viewBox="0 0 8727 670" draw:points="0,0 8727,0 8727,670 0,670">
          <text:p/>
        </draw:polygon>
        <draw:polygon draw:style-name="gr10" draw:text-style-name="P10" draw:layer="layout" svg:width="8.726cm" svg:height="0.025cm" svg:x="5.84cm" svg:y="6.551cm" svg:viewBox="0 0 8727 26" draw:points="0,0 8727,0 8727,26 0,26">
          <text:p/>
        </draw:polygon>
        <draw:frame draw:style-name="gr24" draw:text-style-name="P17" draw:layer="layout" svg:width="1.746cm" svg:height="0.255cm" svg:x="3.052cm" svg:y="6.692cm">
          <draw:text-box>
            <text:p text:style-name="P3"><text:span text:style-name="T13">fo</text:span><text:span text:style-name="T13">n</text:span><text:span text:style-name="T13">k</text:span><text:span text:style-name="T13">si</text:span><text:span text:style-name="T13">y</text:span><text:span text:style-name="T13">o</text:span><text:span text:style-name="T13">n</text:span><text:span text:style-name="T13">u</text:span><text:span text:style-name="T13">n </text:span><text:span text:style-name="T13">a</text:span><text:span text:style-name="T13">dı</text:span></text:p>
          </draw:text-box>
        </draw:frame>
        <draw:polygon draw:style-name="gr9" draw:text-style-name="P9" draw:layer="layout" svg:width="4.363cm" svg:height="0.669cm" svg:x="15.086cm" svg:y="5.907cm" svg:viewBox="0 0 4364 670" draw:points="0,0 4364,0 4364,670 0,670">
          <text:p/>
        </draw:polygon>
        <draw:polygon draw:style-name="gr10" draw:text-style-name="P10" draw:layer="layout" svg:width="4.363cm" svg:height="0.025cm" svg:x="15.086cm" svg:y="6.551cm" svg:viewBox="0 0 4364 26" draw:points="0,0 4364,0 4364,26 0,26">
          <text:p/>
        </draw:polygon>
        <draw:frame draw:style-name="gr25" draw:text-style-name="P17" draw:layer="layout" svg:width="0.942cm" svg:height="0.255cm" svg:x="9.782cm" svg:y="6.692cm">
          <draw:text-box>
            <text:p text:style-name="P3"><text:span text:style-name="T13">gi</text:span><text:span text:style-name="T13">rd</text:span><text:span text:style-name="T13">i(l</text:span><text:span text:style-name="T13">er</text:span><text:span text:style-name="T13">)</text:span></text:p>
          </draw:text-box>
        </draw:frame>
        <draw:polygon draw:style-name="gr9" draw:text-style-name="P9" draw:layer="layout" svg:width="17.476cm" svg:height="0.669cm" svg:x="2.097cm" svg:y="7.221cm" svg:viewBox="0 0 17477 670" draw:points="0,0 17477,0 17477,670 0,670">
          <text:p/>
        </draw:polygon>
        <draw:polygon draw:style-name="gr10" draw:text-style-name="P10" draw:layer="layout" svg:width="17.476cm" svg:height="0.025cm" svg:x="2.097cm" svg:y="7.865cm" svg:viewBox="0 0 17477 26" draw:points="0,0 17477,0 17477,26 0,26">
          <text:p/>
        </draw:polygon>
        <draw:frame draw:style-name="gr26" draw:text-style-name="P18" draw:layer="layout" svg:width="0.908cm" svg:height="0.255cm" svg:x="16.946cm" svg:y="6.692cm">
          <draw:text-box>
            <text:p text:style-name="P3"><text:span text:style-name="T13">çı</text:span><text:span text:style-name="T13">kt</text:span><text:span text:style-name="T13">ı(l</text:span><text:span text:style-name="T13">ar</text:span><text:span text:style-name="T13">)</text:span></text:p>
          </draw:text-box>
        </draw:frame>
        <draw:polygon draw:style-name="gr9" draw:text-style-name="P9" draw:layer="layout" svg:width="3.297cm" svg:height="0.669cm" svg:x="3.882cm" svg:y="10.022cm" svg:viewBox="0 0 3298 670" draw:points="0,0 3298,0 3298,670 0,670">
          <text:p/>
        </draw:polygon>
        <draw:polygon draw:style-name="gr10" draw:text-style-name="P10" draw:layer="layout" svg:width="3.297cm" svg:height="0.025cm" svg:x="3.882cm" svg:y="10.666cm" svg:viewBox="0 0 3298 26" draw:points="0,0 3298,0 3298,26 0,26">
          <text:p/>
        </draw:polygon>
        <draw:frame draw:style-name="gr27" draw:text-style-name="P17" draw:layer="layout" svg:width="3.008cm" svg:height="0.255cm" svg:x="9.333cm" svg:y="8.012cm">
          <draw:text-box>
            <text:p text:style-name="P3"><text:span text:style-name="T13">fo</text:span><text:span text:style-name="T13">n</text:span><text:span text:style-name="T13">k</text:span><text:span text:style-name="T13">si</text:span><text:span text:style-name="T13">y</text:span><text:span text:style-name="T13">o</text:span><text:span text:style-name="T13">n</text:span><text:span text:style-name="T13">u</text:span><text:span text:style-name="T13">n </text:span><text:span text:style-name="T13">y</text:span><text:span text:style-name="T13">a</text:span><text:span text:style-name="T13">pt</text:span><text:span text:style-name="T13">ığ</text:span><text:span text:style-name="T13">ı</text:span></text:p>
          </draw:text-box>
        </draw:frame>
        <draw:frame draw:style-name="gr28" draw:text-style-name="P13" draw:layer="layout" svg:width="1.573cm" svg:height="0.45cm" svg:x="5.085cm" svg:y="10.065cm">
          <draw:text-box>
            <text:p text:style-name="P3"><text:span text:style-name="T9">m</text:span><text:span text:style-name="T9">a</text:span><text:span text:style-name="T9">l</text:span><text:span text:style-name="T9">i</text:span><text:span text:style-name="T9">y</text:span><text:span text:style-name="T9">e</text:span><text:span text:style-name="T9">t</text:span></text:p>
          </draw:text-box>
        </draw:frame>
        <draw:polygon draw:style-name="gr9" draw:text-style-name="P9" draw:layer="layout" svg:width="3.297cm" svg:height="0.669cm" svg:x="7.327cm" svg:y="10.022cm" svg:viewBox="0 0 3298 670" draw:points="0,0 3298,0 3298,670 0,670">
          <text:p/>
        </draw:polygon>
        <draw:polygon draw:style-name="gr10" draw:text-style-name="P10" draw:layer="layout" svg:width="3.297cm" svg:height="0.025cm" svg:x="7.327cm" svg:y="10.666cm" svg:viewBox="0 0 3298 26" draw:points="0,0 3298,0 3298,26 0,26">
          <text:p/>
        </draw:polygon>
        <draw:frame draw:style-name="gr24" draw:text-style-name="P17" draw:layer="layout" svg:width="1.746cm" svg:height="0.255cm" svg:x="4.738cm" svg:y="10.807cm">
          <draw:text-box>
            <text:p text:style-name="P3"><text:span text:style-name="T13">fo</text:span><text:span text:style-name="T13">n</text:span><text:span text:style-name="T13">k</text:span><text:span text:style-name="T13">si</text:span><text:span text:style-name="T13">y</text:span><text:span text:style-name="T13">o</text:span><text:span text:style-name="T13">n</text:span><text:span text:style-name="T13">u</text:span><text:span text:style-name="T13">n </text:span><text:span text:style-name="T13">a</text:span><text:span text:style-name="T13">dı</text:span></text:p>
          </draw:text-box>
        </draw:frame>
        <draw:frame draw:style-name="gr29" draw:text-style-name="P13" draw:layer="layout" svg:width="2.246cm" svg:height="0.45cm" svg:x="7.89cm" svg:y="10.044cm">
          <draw:text-box>
            <text:p text:style-name="P3"><text:span text:style-name="T9">"</text:span><text:span text:style-name="T9">p</text:span><text:span text:style-name="T9">e</text:span><text:span text:style-name="T9">y</text:span><text:span text:style-name="T9">n</text:span><text:span text:style-name="T9">i</text:span><text:span text:style-name="T9">r</text:span><text:span text:style-name="T9">l</text:span><text:span text:style-name="T9">i</text:span><text:span text:style-name="T9">"</text:span></text:p>
          </draw:text-box>
        </draw:frame>
        <draw:polygon draw:style-name="gr9" draw:text-style-name="P9" draw:layer="layout" svg:width="7.263cm" svg:height="0.669cm" svg:x="11.492cm" svg:y="10.022cm" svg:viewBox="0 0 7264 670" draw:points="0,0 7264,0 7264,670 0,670">
          <text:p/>
        </draw:polygon>
        <draw:polygon draw:style-name="gr10" draw:text-style-name="P10" draw:layer="layout" svg:width="7.263cm" svg:height="0.025cm" svg:x="11.492cm" svg:y="10.666cm" svg:viewBox="0 0 7264 26" draw:points="0,0 7264,0 7264,26 0,26">
          <text:p/>
        </draw:polygon>
        <draw:frame draw:style-name="gr30" draw:text-style-name="P17" draw:layer="layout" svg:width="0.849cm" svg:height="0.255cm" svg:x="8.58cm" svg:y="10.807cm">
          <draw:text-box>
            <text:p text:style-name="P3"><text:span text:style-name="T13">gi</text:span><text:span text:style-name="T13">rd</text:span><text:span text:style-name="T13">il</text:span><text:span text:style-name="T13">er</text:span></text:p>
          </draw:text-box>
        </draw:frame>
        <draw:polygon draw:style-name="gr10" draw:text-style-name="P10" draw:layer="layout" svg:width="9.915cm" svg:height="0.025cm" svg:x="9.162cm" svg:y="10.666cm" svg:viewBox="0 0 9916 26" draw:points="0,0 9916,0 9916,26 0,26">
          <text:p/>
        </draw:polygon>
        <draw:frame draw:style-name="gr31" draw:text-style-name="P17" draw:layer="layout" svg:width="3.033cm" svg:height="0.255cm" svg:x="13.624cm" svg:y="10.807cm">
          <draw:text-box>
            <text:p text:style-name="P3"><text:span text:style-name="T13">fo</text:span><text:span text:style-name="T13">n</text:span><text:span text:style-name="T13">k</text:span><text:span text:style-name="T13">si</text:span><text:span text:style-name="T13">y</text:span><text:span text:style-name="T13">o</text:span><text:span text:style-name="T13">n</text:span><text:span text:style-name="T13">u</text:span><text:span text:style-name="T13">n </text:span><text:span text:style-name="T13">ür</text:span><text:span text:style-name="T13">et</text:span><text:span text:style-name="T13">ti</text:span><text:span text:style-name="T13">ği </text:span><text:span text:style-name="T13">d</text:span><text:span text:style-name="T13">e</text:span><text:span text:style-name="T13">ğ</text:span><text:span text:style-name="T13">er</text:span></text:p>
          </draw:text-box>
        </draw:frame>
        <draw:polygon draw:style-name="gr10" draw:text-style-name="P10" draw:layer="layout" svg:width="3.297cm" svg:height="0.025cm" svg:x="3.882cm" svg:y="11.98cm" svg:viewBox="0 0 3298 26" draw:points="0,0 3298,0 3298,26 0,26">
          <text:p/>
        </draw:polygon>
        <draw:frame draw:style-name="gr15" draw:text-style-name="P13" draw:layer="layout" svg:width="0.371cm" svg:height="0.45cm" svg:x="18.854cm" svg:y="10.065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7cm" svg:x="7.327cm" svg:y="11.335cm" svg:viewBox="0 0 3298 671" draw:points="0,0 3298,0 3298,671 0,671">
          <text:p/>
        </draw:polygon>
        <draw:polygon draw:style-name="gr10" draw:text-style-name="P10" draw:layer="layout" svg:width="3.297cm" svg:height="0.025cm" svg:x="7.327cm" svg:y="11.98cm" svg:viewBox="0 0 3298 26" draw:points="0,0 3298,0 3298,26 0,26">
          <text:p/>
        </draw:polygon>
        <draw:frame draw:style-name="gr24" draw:text-style-name="P17" draw:layer="layout" svg:width="1.746cm" svg:height="0.255cm" svg:x="4.738cm" svg:y="12.12cm">
          <draw:text-box>
            <text:p text:style-name="P3"><text:span text:style-name="T13">fo</text:span><text:span text:style-name="T13">n</text:span><text:span text:style-name="T13">k</text:span><text:span text:style-name="T13">si</text:span><text:span text:style-name="T13">y</text:span><text:span text:style-name="T13">o</text:span><text:span text:style-name="T13">n</text:span><text:span text:style-name="T13">u</text:span><text:span text:style-name="T13">n </text:span><text:span text:style-name="T13">a</text:span><text:span text:style-name="T13">dı</text:span></text:p>
          </draw:text-box>
        </draw:frame>
        <draw:polygon draw:style-name="gr9" draw:text-style-name="P9" draw:layer="layout" svg:width="7.263cm" svg:height="0.67cm" svg:x="11.492cm" svg:y="11.335cm" svg:viewBox="0 0 7264 671" draw:points="0,0 7264,0 7264,671 0,671">
          <text:p/>
        </draw:polygon>
        <draw:polygon draw:style-name="gr10" draw:text-style-name="P10" draw:layer="layout" svg:width="7.263cm" svg:height="0.025cm" svg:x="11.492cm" svg:y="11.98cm" svg:viewBox="0 0 7264 26" draw:points="0,0 7264,0 7264,26 0,26">
          <text:p/>
        </draw:polygon>
        <draw:frame draw:style-name="gr30" draw:text-style-name="P17" draw:layer="layout" svg:width="0.849cm" svg:height="0.255cm" svg:x="8.58cm" svg:y="12.12cm">
          <draw:text-box>
            <text:p text:style-name="P3"><text:span text:style-name="T13">gi</text:span><text:span text:style-name="T13">rd</text:span><text:span text:style-name="T13">il</text:span><text:span text:style-name="T13">er</text:span></text:p>
          </draw:text-box>
        </draw:frame>
        <draw:polygon draw:style-name="gr10" draw:text-style-name="P10" draw:layer="layout" svg:width="9.915cm" svg:height="0.025cm" svg:x="9.162cm" svg:y="11.98cm" svg:viewBox="0 0 9916 26" draw:points="0,0 9916,0 9916,26 0,26">
          <text:p/>
        </draw:polygon>
        <draw:frame draw:style-name="gr31" draw:text-style-name="P17" draw:layer="layout" svg:width="3.033cm" svg:height="0.255cm" svg:x="13.624cm" svg:y="12.12cm">
          <draw:text-box>
            <text:p text:style-name="P3"><text:span text:style-name="T13">fo</text:span><text:span text:style-name="T13">n</text:span><text:span text:style-name="T13">k</text:span><text:span text:style-name="T13">si</text:span><text:span text:style-name="T13">y</text:span><text:span text:style-name="T13">o</text:span><text:span text:style-name="T13">n</text:span><text:span text:style-name="T13">u</text:span><text:span text:style-name="T13">n </text:span><text:span text:style-name="T13">ür</text:span><text:span text:style-name="T13">et</text:span><text:span text:style-name="T13">ti</text:span><text:span text:style-name="T13">ği </text:span><text:span text:style-name="T13">d</text:span><text:span text:style-name="T13">e</text:span><text:span text:style-name="T13">ğ</text:span><text:span text:style-name="T13">er</text:span></text:p>
          </draw:text-box>
        </draw:frame>
        <draw:polygon draw:style-name="gr9" draw:text-style-name="P9" draw:layer="layout" svg:width="3.297cm" svg:height="0.669cm" svg:x="3.882cm" svg:y="12.649cm" svg:viewBox="0 0 3298 670" draw:points="0,0 3298,0 3298,670 0,670">
          <text:p/>
        </draw:polygon>
        <draw:polygon draw:style-name="gr10" draw:text-style-name="P10" draw:layer="layout" svg:width="3.297cm" svg:height="0.024cm" svg:x="3.882cm" svg:y="13.294cm" svg:viewBox="0 0 3298 25" draw:points="0,0 3298,0 3298,25 0,25">
          <text:p/>
        </draw:polygon>
        <draw:frame draw:style-name="gr15" draw:text-style-name="P13" draw:layer="layout" svg:width="0.371cm" svg:height="0.45cm" svg:x="18.854cm" svg:y="11.379cm">
          <draw:text-box>
            <text:p text:style-name="P3"><text:span text:style-name="T9">)</text:span></text:p>
          </draw:text-box>
        </draw:frame>
        <draw:polygon draw:style-name="gr10" draw:text-style-name="P10" draw:layer="layout" svg:width="3.297cm" svg:height="0.024cm" svg:x="7.327cm" svg:y="13.294cm" svg:viewBox="0 0 3298 25" draw:points="0,0 3298,0 3298,25 0,25">
          <text:p/>
        </draw:polygon>
        <draw:frame draw:style-name="gr24" draw:text-style-name="P17" draw:layer="layout" svg:width="1.746cm" svg:height="0.255cm" svg:x="4.738cm" svg:y="13.434cm">
          <draw:text-box>
            <text:p text:style-name="P3"><text:span text:style-name="T13">fo</text:span><text:span text:style-name="T13">n</text:span><text:span text:style-name="T13">k</text:span><text:span text:style-name="T13">si</text:span><text:span text:style-name="T13">y</text:span><text:span text:style-name="T13">o</text:span><text:span text:style-name="T13">n</text:span><text:span text:style-name="T13">u</text:span><text:span text:style-name="T13">n </text:span><text:span text:style-name="T13">a</text:span><text:span text:style-name="T13">dı</text:span></text:p>
          </draw:text-box>
        </draw:frame>
        <draw:polygon draw:style-name="gr9" draw:text-style-name="P9" draw:layer="layout" svg:width="7.263cm" svg:height="0.669cm" svg:x="11.492cm" svg:y="12.649cm" svg:viewBox="0 0 7264 670" draw:points="0,0 7264,0 7264,670 0,670">
          <text:p/>
        </draw:polygon>
        <draw:polygon draw:style-name="gr10" draw:text-style-name="P10" draw:layer="layout" svg:width="7.263cm" svg:height="0.024cm" svg:x="11.492cm" svg:y="13.294cm" svg:viewBox="0 0 7264 25" draw:points="0,0 7264,0 7264,25 0,25">
          <text:p/>
        </draw:polygon>
        <draw:frame draw:style-name="gr30" draw:text-style-name="P17" draw:layer="layout" svg:width="0.849cm" svg:height="0.255cm" svg:x="8.58cm" svg:y="13.434cm">
          <draw:text-box>
            <text:p text:style-name="P3"><text:span text:style-name="T13">gi</text:span><text:span text:style-name="T13">rd</text:span><text:span text:style-name="T13">il</text:span><text:span text:style-name="T13">er</text:span></text:p>
          </draw:text-box>
        </draw:frame>
        <draw:polygon draw:style-name="gr10" draw:text-style-name="P10" draw:layer="layout" svg:width="9.915cm" svg:height="0.024cm" svg:x="9.162cm" svg:y="13.294cm" svg:viewBox="0 0 9916 25" draw:points="0,0 9916,0 9916,25 0,25">
          <text:p/>
        </draw:polygon>
        <draw:frame draw:style-name="gr31" draw:text-style-name="P17" draw:layer="layout" svg:width="3.033cm" svg:height="0.255cm" svg:x="13.624cm" svg:y="13.434cm">
          <draw:text-box>
            <text:p text:style-name="P3"><text:span text:style-name="T13">fo</text:span><text:span text:style-name="T13">n</text:span><text:span text:style-name="T13">k</text:span><text:span text:style-name="T13">si</text:span><text:span text:style-name="T13">y</text:span><text:span text:style-name="T13">o</text:span><text:span text:style-name="T13">n</text:span><text:span text:style-name="T13">u</text:span><text:span text:style-name="T13">n </text:span><text:span text:style-name="T13">ür</text:span><text:span text:style-name="T13">et</text:span><text:span text:style-name="T13">ti</text:span><text:span text:style-name="T13">ği </text:span><text:span text:style-name="T13">d</text:span><text:span text:style-name="T13">e</text:span><text:span text:style-name="T13">ğ</text:span><text:span text:style-name="T13">er</text:span></text:p>
          </draw:text-box>
        </draw:frame>
        <draw:polygon draw:style-name="gr9" draw:text-style-name="P9" draw:layer="layout" svg:width="3.297cm" svg:height="0.669cm" svg:x="3.882cm" svg:y="13.963cm" svg:viewBox="0 0 3298 670" draw:points="0,0 3298,0 3298,670 0,670">
          <text:p/>
        </draw:polygon>
        <draw:polygon draw:style-name="gr10" draw:text-style-name="P10" draw:layer="layout" svg:width="3.297cm" svg:height="0.025cm" svg:x="3.882cm" svg:y="14.607cm" svg:viewBox="0 0 3298 26" draw:points="0,0 3298,0 3298,26 0,26">
          <text:p/>
        </draw:polygon>
        <draw:frame draw:style-name="gr15" draw:text-style-name="P13" draw:layer="layout" svg:width="0.371cm" svg:height="0.45cm" svg:x="18.854cm" svg:y="12.693cm">
          <draw:text-box>
            <text:p text:style-name="P3"><text:span text:style-name="T9">)</text:span></text:p>
          </draw:text-box>
        </draw:frame>
        <draw:polygon draw:style-name="gr10" draw:text-style-name="P10" draw:layer="layout" svg:width="3.297cm" svg:height="0.025cm" svg:x="7.327cm" svg:y="14.607cm" svg:viewBox="0 0 3298 26" draw:points="0,0 3298,0 3298,26 0,26">
          <text:p/>
        </draw:polygon>
        <draw:frame draw:style-name="gr24" draw:text-style-name="P17" draw:layer="layout" svg:width="1.746cm" svg:height="0.255cm" svg:x="4.738cm" svg:y="14.748cm">
          <draw:text-box>
            <text:p text:style-name="P3"><text:span text:style-name="T13">fo</text:span><text:span text:style-name="T13">n</text:span><text:span text:style-name="T13">k</text:span><text:span text:style-name="T13">si</text:span><text:span text:style-name="T13">y</text:span><text:span text:style-name="T13">o</text:span><text:span text:style-name="T13">n</text:span><text:span text:style-name="T13">u</text:span><text:span text:style-name="T13">n </text:span><text:span text:style-name="T13">a</text:span><text:span text:style-name="T13">dı</text:span></text:p>
          </draw:text-box>
        </draw:frame>
        <draw:polygon draw:style-name="gr9" draw:text-style-name="P9" draw:layer="layout" svg:width="7.263cm" svg:height="0.669cm" svg:x="11.492cm" svg:y="13.963cm" svg:viewBox="0 0 7264 670" draw:points="0,0 7264,0 7264,670 0,670">
          <text:p/>
        </draw:polygon>
        <draw:polygon draw:style-name="gr10" draw:text-style-name="P10" draw:layer="layout" svg:width="7.263cm" svg:height="0.025cm" svg:x="11.492cm" svg:y="14.607cm" svg:viewBox="0 0 7264 26" draw:points="0,0 7264,0 7264,26 0,26">
          <text:p/>
        </draw:polygon>
        <draw:frame draw:style-name="gr30" draw:text-style-name="P17" draw:layer="layout" svg:width="0.849cm" svg:height="0.255cm" svg:x="8.58cm" svg:y="14.748cm">
          <draw:text-box>
            <text:p text:style-name="P3"><text:span text:style-name="T13">gi</text:span><text:span text:style-name="T13">rd</text:span><text:span text:style-name="T13">il</text:span><text:span text:style-name="T13">er</text:span></text:p>
          </draw:text-box>
        </draw:frame>
        <draw:polygon draw:style-name="gr10" draw:text-style-name="P10" draw:layer="layout" svg:width="9.915cm" svg:height="0.025cm" svg:x="9.162cm" svg:y="14.607cm" svg:viewBox="0 0 9916 26" draw:points="0,0 9916,0 9916,26 0,26">
          <text:p/>
        </draw:polygon>
        <draw:frame draw:style-name="gr31" draw:text-style-name="P17" draw:layer="layout" svg:width="3.033cm" svg:height="0.255cm" svg:x="13.624cm" svg:y="14.748cm">
          <draw:text-box>
            <text:p text:style-name="P3"><text:span text:style-name="T13">fo</text:span><text:span text:style-name="T13">n</text:span><text:span text:style-name="T13">k</text:span><text:span text:style-name="T13">si</text:span><text:span text:style-name="T13">y</text:span><text:span text:style-name="T13">o</text:span><text:span text:style-name="T13">n</text:span><text:span text:style-name="T13">u</text:span><text:span text:style-name="T13">n </text:span><text:span text:style-name="T13">ür</text:span><text:span text:style-name="T13">et</text:span><text:span text:style-name="T13">ti</text:span><text:span text:style-name="T13">ği </text:span><text:span text:style-name="T13">d</text:span><text:span text:style-name="T13">e</text:span><text:span text:style-name="T13">ğ</text:span><text:span text:style-name="T13">er</text:span></text:p>
          </draw:text-box>
        </draw:frame>
        <draw:polygon draw:style-name="gr10" draw:text-style-name="P10" draw:layer="layout" svg:width="3.297cm" svg:height="0.024cm" svg:x="3.659cm" svg:y="17.409cm" svg:viewBox="0 0 3298 25" draw:points="0,0 3298,0 3298,25 0,25">
          <text:p/>
        </draw:polygon>
        <draw:frame draw:style-name="gr15" draw:text-style-name="P13" draw:layer="layout" svg:width="0.371cm" svg:height="0.45cm" svg:x="18.854cm" svg:y="14.006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69cm" svg:x="7.104cm" svg:y="16.764cm" svg:viewBox="0 0 3298 670" draw:points="0,0 3298,0 3298,670 0,670">
          <text:p/>
        </draw:polygon>
        <draw:polygon draw:style-name="gr10" draw:text-style-name="P10" draw:layer="layout" svg:width="3.297cm" svg:height="0.024cm" svg:x="7.104cm" svg:y="17.409cm" svg:viewBox="0 0 3298 25" draw:points="0,0 3298,0 3298,25 0,25">
          <text:p/>
        </draw:polygon>
        <draw:frame draw:style-name="gr24" draw:text-style-name="P17" draw:layer="layout" svg:width="1.746cm" svg:height="0.255cm" svg:x="4.515cm" svg:y="17.549cm">
          <draw:text-box>
            <text:p text:style-name="P3"><text:span text:style-name="T13">fo</text:span><text:span text:style-name="T13">n</text:span><text:span text:style-name="T13">k</text:span><text:span text:style-name="T13">si</text:span><text:span text:style-name="T13">y</text:span><text:span text:style-name="T13">o</text:span><text:span text:style-name="T13">n</text:span><text:span text:style-name="T13">u</text:span><text:span text:style-name="T13">n </text:span><text:span text:style-name="T13">a</text:span><text:span text:style-name="T13">dı</text:span></text:p>
          </draw:text-box>
        </draw:frame>
        <draw:polygon draw:style-name="gr9" draw:text-style-name="P9" draw:layer="layout" svg:width="3.297cm" svg:height="0.669cm" svg:x="3.882cm" svg:y="18.078cm" svg:viewBox="0 0 3298 670" draw:points="0,0 3298,0 3298,670 0,670">
          <text:p/>
        </draw:polygon>
        <draw:polygon draw:style-name="gr10" draw:text-style-name="P10" draw:layer="layout" svg:width="3.297cm" svg:height="0.025cm" svg:x="3.882cm" svg:y="18.722cm" svg:viewBox="0 0 3298 26" draw:points="0,0 3298,0 3298,26 0,26">
          <text:p/>
        </draw:polygon>
        <draw:frame draw:style-name="gr32" draw:text-style-name="P17" draw:layer="layout" svg:width="1.276cm" svg:height="0.255cm" svg:x="8.27cm" svg:y="17.549cm">
          <draw:text-box>
            <text:p text:style-name="P3"><text:span text:style-name="T13">d</text:span><text:span text:style-name="T13">e</text:span><text:span text:style-name="T13">ği</text:span><text:span text:style-name="T13">ş</text:span><text:span text:style-name="T13">k</text:span><text:span text:style-name="T13">e</text:span><text:span text:style-name="T13">nl</text:span><text:span text:style-name="T13">er</text:span></text:p>
          </draw:text-box>
        </draw:frame>
        <draw:polygon draw:style-name="gr9" draw:text-style-name="P9" draw:layer="layout" svg:width="3.297cm" svg:height="0.669cm" svg:x="11.12cm" svg:y="19.392cm" svg:viewBox="0 0 3298 670" draw:points="0,0 3298,0 3298,670 0,670">
          <text:p/>
        </draw:polygon>
        <draw:polygon draw:style-name="gr10" draw:text-style-name="P10" draw:layer="layout" svg:width="3.297cm" svg:height="0.025cm" svg:x="11.12cm" svg:y="20.036cm" svg:viewBox="0 0 3298 26" draw:points="0,0 3298,0 3298,26 0,26">
          <text:p/>
        </draw:polygon>
        <draw:polygon draw:style-name="gr10" draw:text-style-name="P10" draw:layer="layout" svg:width="9.915cm" svg:height="0.025cm" svg:x="9.162cm" svg:y="20.036cm" svg:viewBox="0 0 9916 26" draw:points="0,0 9916,0 9916,26 0,26">
          <text:p/>
        </draw:polygon>
        <draw:polygon draw:style-name="gr9" draw:text-style-name="P9" draw:layer="layout" svg:width="3.297cm" svg:height="0.67cm" svg:x="11.12cm" svg:y="20.705cm" svg:viewBox="0 0 3298 671" draw:points="0,0 3298,0 3298,671 0,671">
          <text:p/>
        </draw:polygon>
        <draw:polygon draw:style-name="gr10" draw:text-style-name="P10" draw:layer="layout" svg:width="3.297cm" svg:height="0.025cm" svg:x="11.12cm" svg:y="21.35cm" svg:viewBox="0 0 3298 26" draw:points="0,0 3298,0 3298,26 0,26">
          <text:p/>
        </draw:polygon>
        <draw:frame draw:style-name="gr15" draw:text-style-name="P13" draw:layer="layout" svg:width="0.371cm" svg:height="0.45cm" svg:x="18.854cm" svg:y="19.435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5cm" svg:x="9.162cm" svg:y="21.35cm" svg:viewBox="0 0 9916 26" draw:points="0,0 9916,0 9916,26 0,26">
          <text:p/>
        </draw:polygon>
        <draw:polygon draw:style-name="gr9" draw:text-style-name="P9" draw:layer="layout" svg:width="3.297cm" svg:height="0.669cm" svg:x="11.12cm" svg:y="22.019cm" svg:viewBox="0 0 3298 670" draw:points="0,0 3298,0 3298,670 0,670">
          <text:p/>
        </draw:polygon>
        <draw:polygon draw:style-name="gr10" draw:text-style-name="P10" draw:layer="layout" svg:width="3.297cm" svg:height="0.024cm" svg:x="11.12cm" svg:y="22.664cm" svg:viewBox="0 0 3298 25" draw:points="0,0 3298,0 3298,25 0,25">
          <text:p/>
        </draw:polygon>
        <draw:frame draw:style-name="gr15" draw:text-style-name="P13" draw:layer="layout" svg:width="0.371cm" svg:height="0.45cm" svg:x="18.854cm" svg:y="20.749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4cm" svg:x="9.162cm" svg:y="22.664cm" svg:viewBox="0 0 9916 25" draw:points="0,0 9916,0 9916,25 0,25">
          <text:p/>
        </draw:polygon>
        <draw:polygon draw:style-name="gr10" draw:text-style-name="P10" draw:layer="layout" svg:width="3.297cm" svg:height="0.025cm" svg:x="11.12cm" svg:y="23.977cm" svg:viewBox="0 0 3298 26" draw:points="0,0 3298,0 3298,26 0,26">
          <text:p/>
        </draw:polygon>
        <draw:frame draw:style-name="gr15" draw:text-style-name="P13" draw:layer="layout" svg:width="0.371cm" svg:height="0.45cm" svg:x="18.854cm" svg:y="22.063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5cm" svg:x="9.162cm" svg:y="23.977cm" svg:viewBox="0 0 9916 26" draw:points="0,0 9916,0 9916,26 0,26">
          <text:p/>
        </draw:polygon>
        <draw:polygon draw:style-name="gr9" draw:text-style-name="P9" draw:layer="layout" svg:width="3.297cm" svg:height="0.669cm" svg:x="11.12cm" svg:y="24.647cm" svg:viewBox="0 0 3298 670" draw:points="0,0 3298,0 3298,670 0,670">
          <text:p/>
        </draw:polygon>
        <draw:polygon draw:style-name="gr10" draw:text-style-name="P10" draw:layer="layout" svg:width="3.297cm" svg:height="0.025cm" svg:x="11.12cm" svg:y="25.291cm" svg:viewBox="0 0 3298 26" draw:points="0,0 3298,0 3298,26 0,26">
          <text:p/>
        </draw:polygon>
        <draw:frame draw:style-name="gr15" draw:text-style-name="P13" draw:layer="layout" svg:width="0.371cm" svg:height="0.45cm" svg:x="18.854cm" svg:y="23.376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5cm" svg:x="9.806cm" svg:y="25.291cm" svg:viewBox="0 0 9916 26" draw:points="0,0 9916,0 9916,26 0,26">
          <text:p/>
        </draw:polygon>
        <draw:polygon draw:style-name="gr10" draw:text-style-name="P10" draw:layer="layout" svg:width="6.866cm" svg:height="0.025cm" svg:x="4.105cm" svg:y="20.036cm" svg:viewBox="0 0 6867 26" draw:points="0,0 0,26 6867,26 6545,0">
          <text:p/>
        </draw:polygon>
        <draw:polygon draw:style-name="gr9" draw:text-style-name="P9" draw:layer="layout" svg:width="0.322cm" svg:height="0.669cm" svg:x="10.649cm" svg:y="19.392cm" svg:viewBox="0 0 323 670" draw:points="0,0 0,645 323,670 323,0">
          <text:p/>
        </draw:polygon>
        <draw:frame draw:style-name="gr33" draw:text-style-name="P13" draw:layer="layout" svg:width="0.675cm" svg:height="0.45cm" svg:x="19.053cm" svg:y="24.69cm">
          <draw:text-box>
            <text:p text:style-name="P3"><text:span text:style-name="T9">]</text:span><text:span text:style-name="T9">)</text:span><text:span text:style-name="T9">)</text:span></text:p>
          </draw:text-box>
        </draw:frame>
        <draw:polygon draw:style-name="gr9" draw:text-style-name="P9" draw:layer="layout" svg:width="6.866cm" svg:height="0.67cm" svg:x="4.105cm" svg:y="20.705cm" svg:viewBox="0 0 6867 671" draw:points="0,0 6867,0 6867,671 0,671">
          <text:p/>
        </draw:polygon>
        <draw:polygon draw:style-name="gr10" draw:text-style-name="P10" draw:layer="layout" svg:width="6.866cm" svg:height="0.025cm" svg:x="4.105cm" svg:y="21.35cm" svg:viewBox="0 0 6867 26" draw:points="0,0 0,26 6867,26 6545,0">
          <text:p/>
        </draw:polygon>
        <draw:polygon draw:style-name="gr9" draw:text-style-name="P9" draw:layer="layout" svg:width="0.322cm" svg:height="0.67cm" svg:x="10.649cm" svg:y="20.705cm" svg:viewBox="0 0 323 671" draw:points="0,0 0,646 323,671 323,0">
          <text:p/>
        </draw:polygon>
        <draw:polygon draw:style-name="gr9" draw:text-style-name="P9" draw:layer="layout" svg:width="6.866cm" svg:height="0.669cm" svg:x="4.105cm" svg:y="22.019cm" svg:viewBox="0 0 6867 670" draw:points="0,0 6867,0 6867,670 0,670">
          <text:p/>
        </draw:polygon>
        <draw:polygon draw:style-name="gr10" draw:text-style-name="P10" draw:layer="layout" svg:width="6.866cm" svg:height="0.024cm" svg:x="4.105cm" svg:y="22.664cm" svg:viewBox="0 0 6867 25" draw:points="0,0 0,25 6867,25 6545,0">
          <text:p/>
        </draw:polygon>
        <draw:polygon draw:style-name="gr9" draw:text-style-name="P9" draw:layer="layout" svg:width="0.322cm" svg:height="0.669cm" svg:x="10.649cm" svg:y="22.019cm" svg:viewBox="0 0 323 670" draw:points="0,0 0,646 323,670 323,0">
          <text:p/>
        </draw:polygon>
        <draw:polygon draw:style-name="gr9" draw:text-style-name="P9" draw:layer="layout" svg:width="6.866cm" svg:height="0.669cm" svg:x="4.105cm" svg:y="23.333cm" svg:viewBox="0 0 6867 670" draw:points="0,0 6867,0 6867,670 0,670">
          <text:p/>
        </draw:polygon>
        <draw:polygon draw:style-name="gr10" draw:text-style-name="P10" draw:layer="layout" svg:width="6.866cm" svg:height="0.025cm" svg:x="4.105cm" svg:y="23.977cm" svg:viewBox="0 0 6867 26" draw:points="0,0 0,26 6867,26 6545,0">
          <text:p/>
        </draw:polygon>
        <draw:polygon draw:style-name="gr9" draw:text-style-name="P9" draw:layer="layout" svg:width="0.322cm" svg:height="0.669cm" svg:x="10.649cm" svg:y="23.333cm" svg:viewBox="0 0 323 670" draw:points="0,0 0,645 323,670 323,0">
          <text:p/>
        </draw:polygon>
        <draw:polygon draw:style-name="gr9" draw:text-style-name="P9" draw:layer="layout" svg:width="6.866cm" svg:height="0.669cm" svg:x="4.105cm" svg:y="24.647cm" svg:viewBox="0 0 6867 670" draw:points="0,0 6867,0 6867,670 0,670">
          <text:p/>
        </draw:polygon>
        <draw:polygon draw:style-name="gr10" draw:text-style-name="P10" draw:layer="layout" svg:width="6.866cm" svg:height="0.025cm" svg:x="4.105cm" svg:y="25.291cm" svg:viewBox="0 0 6867 26" draw:points="0,0 0,26 6867,26 6545,0">
          <text:p/>
        </draw:polygon>
        <draw:polygon draw:style-name="gr9" draw:text-style-name="P9" draw:layer="layout" svg:width="0.322cm" svg:height="0.669cm" svg:x="10.649cm" svg:y="24.647cm" svg:viewBox="0 0 323 670" draw:points="0,0 0,645 323,670 323,0">
          <text:p/>
        </draw:polygon>
        <draw:frame draw:style-name="gr34" draw:text-style-name="P15" draw:layer="layout" svg:width="8.816cm" svg:height="0.551cm" svg:x="2.001cm" svg:y="4.54cm">
          <draw:text-box>
            <text:p text:style-name="P3"><text:span text:style-name="T12">K</text:span><text:span text:style-name="T12">o</text:span><text:span text:style-name="T12">n</text:span><text:span text:style-name="T12">t</text:span><text:span text:style-name="T12">r</text:span><text:span text:style-name="T12">a</text:span><text:span text:style-name="T12">t</text:span><text:span text:style-name="T12"> </text:span><text:span text:style-name="T12">v</text:span><text:span text:style-name="T12">e</text:span><text:span text:style-name="T12"> </text:span><text:span text:style-name="T12">İ</text:span><text:span text:style-name="T12">f</text:span><text:span text:style-name="T12">a</text:span><text:span text:style-name="T12">d</text:span><text:span text:style-name="T12">e</text:span><text:span text:style-name="T12">n</text:span><text:span text:style-name="T12">i</text:span><text:span text:style-name="T12">n</text:span><text:span text:style-name="T12"> </text:span><text:span text:style-name="T12">A</text:span><text:span text:style-name="T12">m</text:span><text:span text:style-name="T12">a</text:span><text:span text:style-name="T12">c</text:span><text:span text:style-name="T12">ı</text:span></text:p>
          </draw:text-box>
        </draw:frame>
        <draw:frame draw:style-name="gr35" draw:text-style-name="P19" draw:layer="layout" svg:width="0.899cm" svg:height="0.45cm" svg:x="3.949cm" svg:y="18.123cm">
          <draw:text-box>
            <text:p text:style-name="P3"><text:span text:style-name="T9">c</text:span><text:span text:style-name="T9">o</text:span><text:span text:style-name="T9">n</text:span><text:span text:style-name="T9">d</text:span></text:p>
          </draw:text-box>
        </draw:frame>
      </draw:page>
      <draw:page draw:name="page3" draw:style-name="dp1" draw:master-page-name="master-page150">
        <draw:polygon draw:style-name="gr9" draw:text-style-name="P9" draw:layer="layout" svg:width="17.847cm" svg:height="26.028cm" svg:x="1.874cm" svg:y="0.949cm" svg:viewBox="0 0 17848 26029" draw:points="0,0 17848,0 17848,26029 0,26029">
          <text:p/>
        </draw:polygon>
        <draw:polygon draw:style-name="gr9" draw:text-style-name="P9" draw:layer="layout" svg:width="17.847cm" svg:height="21.615cm" svg:x="1.859cm" svg:y="1.281cm" svg:viewBox="0 0 17848 21616" draw:points="0,0 17848,0 17848,21616 0,21616">
          <text:p/>
        </draw:polygon>
        <draw:polygon draw:style-name="gr10" draw:text-style-name="P10" draw:layer="layout" svg:width="17.847cm" svg:height="1.116cm" svg:x="1.874cm" svg:y="1.395cm" svg:viewBox="0 0 17848 1117" draw:points="0,0 17848,0 17848,1117 0,1117">
          <text:p/>
        </draw:polygon>
        <draw:polygon draw:style-name="gr11" draw:text-style-name="P11" draw:layer="layout" svg:width="17.847cm" svg:height="0.892cm" svg:x="1.874cm" svg:y="3.949cm" svg:viewBox="0 0 17848 893" draw:points="0,0 17848,0 17848,893 0,893">
          <text:p/>
        </draw:polygon>
        <draw:polygon draw:style-name="gr11" draw:text-style-name="P11" draw:layer="layout" svg:width="17.847cm" svg:height="0.893cm" svg:x="1.874cm" svg:y="8.063cm" svg:viewBox="0 0 17848 894" draw:points="0,0 17848,0 17848,894 0,894">
          <text:p/>
        </draw:polygon>
        <draw:polygon draw:style-name="gr11" draw:text-style-name="P11" draw:layer="layout" svg:width="17.847cm" svg:height="0.892cm" svg:x="1.874cm" svg:y="14.806cm" svg:viewBox="0 0 17848 893" draw:points="0,0 17848,0 17848,893 0,893">
          <text:p/>
        </draw:polygon>
        <draw:frame draw:style-name="gr36" draw:text-style-name="P12" draw:layer="layout" svg:width="8.295cm" svg:height="0.581cm" svg:x="7.216cm" svg:y="1.68cm">
          <draw:text-box>
            <text:p text:style-name="P3"><text:span text:style-name="T4">P</text:span><text:span text:style-name="T4">r</text:span><text:span text:style-name="T4">o</text:span><text:span text:style-name="T4">b</text:span><text:span text:style-name="T4">l</text:span><text:span text:style-name="T4">e</text:span><text:span text:style-name="T4">m</text:span><text:span text:style-name="T4">: </text:span><text:span text:style-name="T4">“</text:span><text:span text:style-name="T4">o</text:span><text:span text:style-name="T4">y</text:span><text:span text:style-name="T4">u</text:span><text:span text:style-name="T4">n</text:span><text:span text:style-name="T4">c</text:span><text:span text:style-name="T4">u</text:span><text:span text:style-name="T4">-</text:span><text:span text:style-name="T4">g</text:span><text:span text:style-name="T4">ü</text:span><text:span text:style-name="T4">n</text:span><text:span text:style-name="T4">c</text:span><text:span text:style-name="T4">e</text:span><text:span text:style-name="T4">l</text:span><text:span text:style-name="T4">l</text:span><text:span text:style-name="T4">e</text:span><text:span text:style-name="T4">”</text:span></text:p>
          </draw:text-box>
        </draw:frame>
        <draw:frame draw:style-name="gr37" draw:text-style-name="P13" draw:layer="layout" svg:width="18.536cm" svg:height="0.873cm" svg:x="2.122cm" svg:y="2.786cm">
          <draw:text-box>
            <text:p text:style-name="P3"><text:span text:style-name="T5">T</text:span><text:span text:style-name="T5">a</text:span><text:span text:style-name="T5">l</text:span><text:span text:style-name="T5">i</text:span><text:span text:style-name="T5">m</text:span><text:span text:style-name="T5">a</text:span><text:span text:style-name="T5">t</text:span><text:span text:style-name="T5">l</text:span><text:span text:style-name="T5">a</text:span><text:span text:style-name="T5">r</text:span><text:span text:style-name="T5">: </text:span><text:span text:style-name="T6">“</text:span><text:span text:style-name="T6">o</text:span><text:span text:style-name="T6">y</text:span><text:span text:style-name="T6">u</text:span><text:span text:style-name="T6">n</text:span><text:span text:style-name="T6">c</text:span><text:span text:style-name="T6">u</text:span><text:span text:style-name="T6">-</text:span><text:span text:style-name="T6">g</text:span><text:span text:style-name="T6">ü</text:span><text:span text:style-name="T6">n</text:span><text:span text:style-name="T6">c</text:span><text:span text:style-name="T6">e</text:span><text:span text:style-name="T6">ll</text:span><text:span text:style-name="T6">e</text:span><text:span text:style-name="T6">” </text:span><text:span text:style-name="T6">a</text:span><text:span text:style-name="T6">d</text:span><text:span text:style-name="T6">ı</text:span><text:span text:style-name="T6">n</text:span><text:span text:style-name="T6">d</text:span><text:span text:style-name="T6">a</text:span><text:span text:style-name="T6"> </text:span><text:span text:style-name="T6">b</text:span><text:span text:style-name="T6">i</text:span><text:span text:style-name="T6">r </text:span><text:span text:style-name="T6">f</text:span><text:span text:style-name="T6">o</text:span><text:span text:style-name="T6">n</text:span><text:span text:style-name="T6">k</text:span><text:span text:style-name="T6">s</text:span><text:span text:style-name="T6">i</text:span><text:span text:style-name="T6">y</text:span><text:span text:style-name="T6">o</text:span><text:span text:style-name="T6">n</text:span><text:span text:style-name="T6"> </text:span><text:span text:style-name="T6">y</text:span><text:span text:style-name="T6">a</text:span><text:span text:style-name="T6">z</text:span><text:span text:style-name="T6">ı</text:span><text:span text:style-name="T6">n</text:span><text:span text:style-name="T6">.</text:span><text:span text:style-name="T7"> </text:span><text:span text:style-name="T7">B</text:span><text:span text:style-name="T7">u</text:span><text:span text:style-name="T7"> </text:span><text:span text:style-name="T7">f</text:span><text:span text:style-name="T7">o</text:span><text:span text:style-name="T7">n</text:span><text:span text:style-name="T7">k</text:span><text:span text:style-name="T7">s</text:span><text:span text:style-name="T7">i</text:span><text:span text:style-name="T7">y</text:span><text:span text:style-name="T7">o</text:span><text:span text:style-name="T7">n</text:span><text:span text:style-name="T7"> </text:span><text:span text:style-name="T7">o</text:span><text:span text:style-name="T7">y</text:span><text:span text:style-name="T7">u</text:span><text:span text:style-name="T7">n</text:span><text:span text:style-name="T7">c</text:span><text:span text:style-name="T7">u</text:span><text:span text:style-name="T7">n</text:span><text:span text:style-name="T7">u</text:span><text:span text:style-name="T7">n</text:span><text:span text:style-name="T7"> </text:span></text:p>
            <text:p text:style-name="P3"><text:span text:style-name="T7">Y</text:span><text:span text:style-name="T7">-</text:span><text:span text:style-name="T7">k</text:span><text:span text:style-name="T7">o</text:span><text:span text:style-name="T7">o</text:span><text:span text:style-name="T7">r</text:span><text:span text:style-name="T7">d</text:span><text:span text:style-name="T7">i</text:span><text:span text:style-name="T7">n</text:span><text:span text:style-name="T7">a</text:span><text:span text:style-name="T7">t</text:span><text:span text:style-name="T7">ı</text:span><text:span text:style-name="T7">n</text:span><text:span text:style-name="T7">ı </text:span><text:span text:style-name="T7">v</text:span><text:span text:style-name="T7">e</text:span><text:span text:style-name="T7"> </text:span><text:span text:style-name="T7">b</text:span><text:span text:style-name="T7">a</text:span><text:span text:style-name="T7">s</text:span><text:span text:style-name="T7">ıl</text:span><text:span text:style-name="T7">a</text:span><text:span text:style-name="T7">n</text:span><text:span text:style-name="T7"> </text:span><text:span text:style-name="T7">t</text:span><text:span text:style-name="T7">u</text:span><text:span text:style-name="T7">ş</text:span><text:span text:style-name="T7">u</text:span><text:span text:style-name="T7"> </text:span><text:span text:style-name="T7">g</text:span><text:span text:style-name="T7">i</text:span><text:span text:style-name="T7">r</text:span><text:span text:style-name="T7">d</text:span><text:span text:style-name="T7">i </text:span><text:span text:style-name="T7">o</text:span><text:span text:style-name="T7">l</text:span><text:span text:style-name="T7">a</text:span><text:span text:style-name="T7">r</text:span><text:span text:style-name="T7">a</text:span><text:span text:style-name="T7">k </text:span><text:span text:style-name="T7">a</text:span><text:span text:style-name="T7">lı</text:span><text:span text:style-name="T7">r </text:span><text:span text:style-name="T7">v</text:span><text:span text:style-name="T7">e</text:span><text:span text:style-name="T7"> </text:span><text:span text:style-name="T7">t</text:span><text:span text:style-name="T7">u</text:span><text:span text:style-name="T7">ş</text:span><text:span text:style-name="T7">u</text:span><text:span text:style-name="T7">n</text:span><text:span text:style-name="T7">u</text:span><text:span text:style-name="T7">n</text:span><text:span text:style-name="T7"> </text:span><text:span text:style-name="T7">y</text:span><text:span text:style-name="T7">ö</text:span><text:span text:style-name="T7">n</text:span><text:span text:style-name="T7">ü</text:span><text:span text:style-name="T7">n</text:span><text:span text:style-name="T7">e</text:span><text:span text:style-name="T7"> </text:span><text:span text:style-name="T7">g</text:span><text:span text:style-name="T7">ö</text:span><text:span text:style-name="T7">r</text:span><text:span text:style-name="T7">e</text:span><text:span text:style-name="T7"> </text:span><text:span text:style-name="T7">y</text:span><text:span text:style-name="T7">e</text:span><text:span text:style-name="T7">n</text:span><text:span text:style-name="T7">i </text:span><text:span text:style-name="T7">y</text:span><text:span text:style-name="T7">-</text:span><text:span text:style-name="T7">k</text:span><text:span text:style-name="T7">o</text:span><text:span text:style-name="T7">o</text:span><text:span text:style-name="T7">r</text:span><text:span text:style-name="T7">d</text:span><text:span text:style-name="T7">i</text:span><text:span text:style-name="T7">n</text:span><text:span text:style-name="T7">a</text:span><text:span text:style-name="T7">t</text:span><text:span text:style-name="T7">ı</text:span><text:span text:style-name="T7">n</text:span><text:span text:style-name="T7">ı </text:span><text:span text:style-name="T7">v</text:span><text:span text:style-name="T7">e</text:span><text:span text:style-name="T7">r</text:span><text:span text:style-name="T7">i</text:span><text:span text:style-name="T7">r</text:span><text:span text:style-name="T7">.</text:span></text:p>
          </draw:text-box>
        </draw:frame>
        <draw:frame draw:style-name="gr34" draw:text-style-name="P15" draw:layer="layout" svg:width="8.816cm" svg:height="0.551cm" svg:x="2.023cm" svg:y="4.132cm">
          <draw:text-box>
            <text:p text:style-name="P3"><text:span text:style-name="T12">K</text:span><text:span text:style-name="T12">o</text:span><text:span text:style-name="T12">n</text:span><text:span text:style-name="T12">t</text:span><text:span text:style-name="T12">r</text:span><text:span text:style-name="T12">a</text:span><text:span text:style-name="T12">t</text:span><text:span text:style-name="T12"> </text:span><text:span text:style-name="T12">v</text:span><text:span text:style-name="T12">e</text:span><text:span text:style-name="T12"> </text:span><text:span text:style-name="T12">İ</text:span><text:span text:style-name="T12">f</text:span><text:span text:style-name="T12">a</text:span><text:span text:style-name="T12">d</text:span><text:span text:style-name="T12">e</text:span><text:span text:style-name="T12">n</text:span><text:span text:style-name="T12">i</text:span><text:span text:style-name="T12">n</text:span><text:span text:style-name="T12"> </text:span><text:span text:style-name="T12">A</text:span><text:span text:style-name="T12">m</text:span><text:span text:style-name="T12">a</text:span><text:span text:style-name="T12">c</text:span><text:span text:style-name="T12">ı</text:span></text:p>
          </draw:text-box>
        </draw:frame>
        <draw:frame draw:style-name="gr14" draw:text-style-name="P14" draw:layer="layout" svg:width="6.14cm" svg:height="0.352cm" svg:x="1.875cm" svg:y="4.863cm">
          <draw:text-box>
            <text:p text:style-name="P3"><text:span text:style-name="T8">H</text:span><text:span text:style-name="T8">e</text:span><text:span text:style-name="T8">r </text:span><text:span text:style-name="T8">k</text:span><text:span text:style-name="T8">o</text:span><text:span text:style-name="T8">n</text:span><text:span text:style-name="T8">t</text:span><text:span text:style-name="T8">r</text:span><text:span text:style-name="T8">a</text:span><text:span text:style-name="T8">t </text:span><text:span text:style-name="T8">ü</text:span><text:span text:style-name="T8">ç </text:span><text:span text:style-name="T8">b</text:span><text:span text:style-name="T8">ö</text:span><text:span text:style-name="T8">l</text:span><text:span text:style-name="T8">ü</text:span><text:span text:style-name="T8">m</text:span><text:span text:style-name="T8">d</text:span><text:span text:style-name="T8">e</text:span><text:span text:style-name="T8">n </text:span><text:span text:style-name="T8">o</text:span><text:span text:style-name="T8">l</text:span><text:span text:style-name="T8">u</text:span><text:span text:style-name="T8">ş</text:span><text:span text:style-name="T8">m</text:span><text:span text:style-name="T8">a</text:span><text:span text:style-name="T8">k</text:span><text:span text:style-name="T8">t</text:span><text:span text:style-name="T8">a</text:span><text:span text:style-name="T8">d</text:span><text:span text:style-name="T8">ır</text:span><text:span text:style-name="T8">..</text:span><text:span text:style-name="T8">.</text:span></text:p>
          </draw:text-box>
        </draw:frame>
        <draw:frame draw:style-name="gr15" draw:text-style-name="P13" draw:layer="layout" svg:width="0.371cm" svg:height="0.45cm" svg:x="1.875cm" svg:y="5.479cm">
          <draw:text-box>
            <text:p text:style-name="P3"><text:span text:style-name="T9">;</text:span></text:p>
          </draw:text-box>
        </draw:frame>
        <draw:frame draw:style-name="gr16" draw:text-style-name="P13" draw:layer="layout" svg:width="0.371cm" svg:height="0.437cm" svg:x="5.742cm" svg:y="5.463cm">
          <draw:text-box>
            <text:p text:style-name="P3"><text:span text:style-name="T10">:</text:span></text:p>
          </draw:text-box>
        </draw:frame>
        <draw:frame draw:style-name="gr17" draw:text-style-name="P13" draw:layer="layout" svg:width="0.371cm" svg:height="0.488cm" svg:x="14.715cm" svg:y="5.551cm">
          <draw:text-box>
            <text:p text:style-name="P3"><text:span text:style-name="T11">®</text:span></text:p>
          </draw:text-box>
        </draw:frame>
        <draw:frame draw:style-name="gr15" draw:text-style-name="P13" draw:layer="layout" svg:width="0.371cm" svg:height="0.45cm" svg:x="1.875cm" svg:y="6.793cm">
          <draw:text-box>
            <text:p text:style-name="P3"><text:span text:style-name="T9">;</text:span></text:p>
          </draw:text-box>
        </draw:frame>
        <draw:frame draw:style-name="gr18" draw:text-style-name="P15" draw:layer="layout" svg:width="2.555cm" svg:height="0.551cm" svg:x="2.023cm" svg:y="8.247cm">
          <draw:text-box>
            <text:p text:style-name="P3"><text:span text:style-name="T12">Ö</text:span><text:span text:style-name="T12">r</text:span><text:span text:style-name="T12">n</text:span><text:span text:style-name="T12">e</text:span><text:span text:style-name="T12">k</text:span><text:span text:style-name="T12">l</text:span><text:span text:style-name="T12">e</text:span><text:span text:style-name="T12">r</text:span></text:p>
          </draw:text-box>
        </draw:frame>
        <draw:frame draw:style-name="gr20" draw:text-style-name="P13" draw:layer="layout" svg:width="2.021cm" svg:height="0.45cm" svg:x="1.875cm" svg:y="9.594cm">
          <draw:text-box>
            <text:p text:style-name="P3"><text:span text:style-name="T9">(</text:span><text:span text:style-name="T9">Ö</text:span><text:span text:style-name="T9">R</text:span><text:span text:style-name="T9">N</text:span><text:span text:style-name="T9">E</text:span><text:span text:style-name="T9">K</text:span><text:span text:style-name="T9">(</text:span></text:p>
          </draw:text-box>
        </draw:frame>
        <draw:frame draw:style-name="gr15" draw:text-style-name="P13" draw:layer="layout" svg:width="0.371cm" svg:height="0.45cm" svg:x="10.773cm" svg:y="9.594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0.908cm">
          <draw:text-box>
            <text:p text:style-name="P3"><text:span text:style-name="T9">(</text:span><text:span text:style-name="T9">Ö</text:span><text:span text:style-name="T9">R</text:span><text:span text:style-name="T9">N</text:span><text:span text:style-name="T9">E</text:span><text:span text:style-name="T9">K</text:span><text:span text:style-name="T9">(</text:span></text:p>
          </draw:text-box>
        </draw:frame>
        <draw:frame draw:style-name="gr15" draw:text-style-name="P13" draw:layer="layout" svg:width="0.371cm" svg:height="0.45cm" svg:x="10.773cm" svg:y="10.908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2.222cm">
          <draw:text-box>
            <text:p text:style-name="P3"><text:span text:style-name="T9">(</text:span><text:span text:style-name="T9">Ö</text:span><text:span text:style-name="T9">R</text:span><text:span text:style-name="T9">N</text:span><text:span text:style-name="T9">E</text:span><text:span text:style-name="T9">K</text:span><text:span text:style-name="T9">(</text:span></text:p>
          </draw:text-box>
        </draw:frame>
        <draw:frame draw:style-name="gr15" draw:text-style-name="P13" draw:layer="layout" svg:width="0.371cm" svg:height="0.45cm" svg:x="10.773cm" svg:y="12.222cm">
          <draw:text-box>
            <text:p text:style-name="P3"><text:span text:style-name="T9">)</text:span></text:p>
          </draw:text-box>
        </draw:frame>
        <draw:frame draw:style-name="gr20" draw:text-style-name="P13" draw:layer="layout" svg:width="2.021cm" svg:height="0.45cm" svg:x="1.875cm" svg:y="13.536cm">
          <draw:text-box>
            <text:p text:style-name="P3"><text:span text:style-name="T9">(</text:span><text:span text:style-name="T9">Ö</text:span><text:span text:style-name="T9">R</text:span><text:span text:style-name="T9">N</text:span><text:span text:style-name="T9">E</text:span><text:span text:style-name="T9">K</text:span><text:span text:style-name="T9">(</text:span></text:p>
          </draw:text-box>
        </draw:frame>
        <draw:frame draw:style-name="gr15" draw:text-style-name="P13" draw:layer="layout" svg:width="0.371cm" svg:height="0.45cm" svg:x="10.773cm" svg:y="13.536cm">
          <draw:text-box>
            <text:p text:style-name="P3"><text:span text:style-name="T9">)</text:span></text:p>
          </draw:text-box>
        </draw:frame>
        <draw:frame draw:style-name="gr21" draw:text-style-name="P15" draw:layer="layout" svg:width="2.622cm" svg:height="0.551cm" svg:x="2.023cm" svg:y="14.989cm">
          <draw:text-box>
            <text:p text:style-name="P3"><text:span text:style-name="T12">T</text:span><text:span text:style-name="T12">a</text:span><text:span text:style-name="T12">n</text:span><text:span text:style-name="T12">ı</text:span><text:span text:style-name="T12">m</text:span></text:p>
          </draw:text-box>
        </draw:frame>
        <draw:frame draw:style-name="gr22" draw:text-style-name="P14" draw:layer="layout" svg:width="10.48cm" svg:height="0.352cm" svg:x="1.875cm" svg:y="15.72cm">
          <draw:text-box>
            <text:p text:style-name="P3"><text:span text:style-name="T8">B</text:span><text:span text:style-name="T8">ü</text:span><text:span text:style-name="T8">t</text:span><text:span text:style-name="T8">ü</text:span><text:span text:style-name="T8">n </text:span><text:span text:style-name="T8">g</text:span><text:span text:style-name="T8">ir</text:span><text:span text:style-name="T8">d</text:span><text:span text:style-name="T8">i </text:span><text:span text:style-name="T8">d</text:span><text:span text:style-name="T8">e</text:span><text:span text:style-name="T8">ğ</text:span><text:span text:style-name="T8">e</text:span><text:span text:style-name="T8">rl</text:span><text:span text:style-name="T8">e</text:span><text:span text:style-name="T8">ri</text:span><text:span text:style-name="T8">n</text:span><text:span text:style-name="T8">e </text:span><text:span text:style-name="T8">v</text:span><text:span text:style-name="T8">e</text:span><text:span text:style-name="T8">ri</text:span><text:span text:style-name="T8">l</text:span><text:span text:style-name="T8">e</text:span><text:span text:style-name="T8">n </text:span><text:span text:style-name="T8">d</text:span><text:span text:style-name="T8">e</text:span><text:span text:style-name="T8">ğ</text:span><text:span text:style-name="T8">i</text:span><text:span text:style-name="T8">ş</text:span><text:span text:style-name="T8">k</text:span><text:span text:style-name="T8">e</text:span><text:span text:style-name="T8">n </text:span><text:span text:style-name="T8">i</text:span><text:span text:style-name="T8">s</text:span><text:span text:style-name="T8">i</text:span><text:span text:style-name="T8">m</text:span><text:span text:style-name="T8">l</text:span><text:span text:style-name="T8">e</text:span><text:span text:style-name="T8">ri</text:span><text:span text:style-name="T8">n</text:span><text:span text:style-name="T8">e </text:span><text:span text:style-name="T8">g</text:span><text:span text:style-name="T8">ö</text:span><text:span text:style-name="T8">r</text:span><text:span text:style-name="T8">e </text:span><text:span text:style-name="T8">t</text:span><text:span text:style-name="T8">a</text:span><text:span text:style-name="T8">n</text:span><text:span text:style-name="T8">ı</text:span><text:span text:style-name="T8">m</text:span><text:span text:style-name="T8">ı </text:span><text:span text:style-name="T8">y</text:span><text:span text:style-name="T8">a</text:span><text:span text:style-name="T8">z</text:span><text:span text:style-name="T8">ı</text:span><text:span text:style-name="T8">n</text:span><text:span text:style-name="T8">.</text:span></text:p>
          </draw:text-box>
        </draw:frame>
        <draw:frame draw:style-name="gr20" draw:text-style-name="P13" draw:layer="layout" svg:width="2.021cm" svg:height="0.45cm" svg:x="1.875cm" svg:y="16.337cm">
          <draw:text-box>
            <text:p text:style-name="P3"><text:span text:style-name="T9">(</text:span><text:span text:style-name="T9">d</text:span><text:span text:style-name="T9">e</text:span><text:span text:style-name="T9">fi</text:span><text:span text:style-name="T9">n</text:span><text:span text:style-name="T9">e</text:span><text:span text:style-name="T9">(</text:span></text:p>
          </draw:text-box>
        </draw:frame>
        <draw:frame draw:style-name="gr15" draw:text-style-name="P13" draw:layer="layout" svg:width="0.371cm" svg:height="0.45cm" svg:x="10.55cm" svg:y="16.337cm">
          <draw:text-box>
            <text:p text:style-name="P3"><text:span text:style-name="T9">)</text:span></text:p>
          </draw:text-box>
        </draw:frame>
        <draw:frame draw:style-name="gr15" draw:text-style-name="P13" draw:layer="layout" svg:width="0.371cm" svg:height="0.45cm" svg:x="3.659cm" svg:y="17.65cm">
          <draw:text-box>
            <text:p text:style-name="P3"><text:span text:style-name="T9">(</text:span></text:p>
          </draw:text-box>
        </draw:frame>
        <draw:frame draw:style-name="gr15" draw:text-style-name="P13" draw:layer="layout" svg:width="0.371cm" svg:height="0.45cm" svg:x="3.882cm" svg:y="18.964cm">
          <draw:text-box>
            <text:p text:style-name="P3"><text:span text:style-name="T9">[</text:span></text:p>
          </draw:text-box>
        </draw:frame>
        <draw:frame draw:style-name="gr15" draw:text-style-name="P13" draw:layer="layout" svg:width="0.371cm" svg:height="0.45cm" svg:x="3.882cm" svg:y="20.278cm">
          <draw:text-box>
            <text:p text:style-name="P3"><text:span text:style-name="T9">[</text:span></text:p>
          </draw:text-box>
        </draw:frame>
        <draw:polygon draw:style-name="gr9" draw:text-style-name="P9" draw:layer="layout" svg:width="3.495cm" svg:height="0.669cm" svg:x="2.097cm" svg:y="5.436cm" svg:viewBox="0 0 3496 670" draw:points="0,0 3496,0 3496,670 0,670">
          <text:p/>
        </draw:polygon>
        <draw:polygon draw:style-name="gr10" draw:text-style-name="P10" draw:layer="layout" svg:width="3.495cm" svg:height="0.025cm" svg:x="2.097cm" svg:y="6.08cm" svg:viewBox="0 0 3496 26" draw:points="0,0 3496,0 3496,26 0,26">
          <text:p/>
        </draw:polygon>
        <draw:frame draw:style-name="gr15" draw:text-style-name="P13" draw:layer="layout" svg:width="0.371cm" svg:height="0.45cm" svg:x="3.882cm" svg:y="21.592cm">
          <draw:text-box>
            <text:p text:style-name="P3"><text:span text:style-name="T9">[</text:span></text:p>
          </draw:text-box>
        </draw:frame>
        <draw:polygon draw:style-name="gr9" draw:text-style-name="P9" draw:layer="layout" svg:width="8.726cm" svg:height="0.669cm" svg:x="5.84cm" svg:y="5.436cm" svg:viewBox="0 0 8727 670" draw:points="0,0 8727,0 8727,670 0,670">
          <text:p/>
        </draw:polygon>
        <draw:polygon draw:style-name="gr10" draw:text-style-name="P10" draw:layer="layout" svg:width="8.726cm" svg:height="0.025cm" svg:x="5.84cm" svg:y="6.08cm" svg:viewBox="0 0 8727 26" draw:points="0,0 8727,0 8727,26 0,26">
          <text:p/>
        </draw:polygon>
        <draw:frame draw:style-name="gr38" draw:text-style-name="P17" draw:layer="layout" svg:width="1.598cm" svg:height="0.255cm" svg:x="3.052cm" svg:y="6.221cm">
          <draw:text-box>
            <text:p text:style-name="P3"><text:span text:style-name="T13">fo</text:span><text:span text:style-name="T13">n</text:span><text:span text:style-name="T13">k</text:span><text:span text:style-name="T13">si</text:span><text:span text:style-name="T13">y</text:span><text:span text:style-name="T13">o</text:span><text:span text:style-name="T13">n </text:span><text:span text:style-name="T13">a</text:span><text:span text:style-name="T13">dı</text:span></text:p>
          </draw:text-box>
        </draw:frame>
        <draw:polygon draw:style-name="gr10" draw:text-style-name="P10" draw:layer="layout" svg:width="4.363cm" svg:height="0.025cm" svg:x="15.086cm" svg:y="6.08cm" svg:viewBox="0 0 4364 26" draw:points="0,0 4364,0 4364,26 0,26">
          <text:p/>
        </draw:polygon>
        <draw:frame draw:style-name="gr25" draw:text-style-name="P17" draw:layer="layout" svg:width="0.942cm" svg:height="0.255cm" svg:x="9.782cm" svg:y="6.221cm">
          <draw:text-box>
            <text:p text:style-name="P3"><text:span text:style-name="T13">gi</text:span><text:span text:style-name="T13">rd</text:span><text:span text:style-name="T13">i(l</text:span><text:span text:style-name="T13">er</text:span><text:span text:style-name="T13">)</text:span></text:p>
          </draw:text-box>
        </draw:frame>
        <draw:polygon draw:style-name="gr9" draw:text-style-name="P9" draw:layer="layout" svg:width="17.476cm" svg:height="0.669cm" svg:x="2.097cm" svg:y="6.75cm" svg:viewBox="0 0 17477 670" draw:points="0,0 17477,0 17477,670 0,670">
          <text:p/>
        </draw:polygon>
        <draw:polygon draw:style-name="gr10" draw:text-style-name="P10" draw:layer="layout" svg:width="17.476cm" svg:height="0.025cm" svg:x="2.097cm" svg:y="7.394cm" svg:viewBox="0 0 17477 26" draw:points="0,0 17477,0 17477,26 0,26">
          <text:p/>
        </draw:polygon>
        <draw:frame draw:style-name="gr26" draw:text-style-name="P17" draw:layer="layout" svg:width="0.908cm" svg:height="0.255cm" svg:x="16.946cm" svg:y="6.221cm">
          <draw:text-box>
            <text:p text:style-name="P3"><text:span text:style-name="T13">çı</text:span><text:span text:style-name="T13">kt</text:span><text:span text:style-name="T13">ı(l</text:span><text:span text:style-name="T13">ar</text:span><text:span text:style-name="T13">)</text:span></text:p>
          </draw:text-box>
        </draw:frame>
        <draw:polygon draw:style-name="gr9" draw:text-style-name="P9" draw:layer="layout" svg:width="3.297cm" svg:height="0.669cm" svg:x="3.882cm" svg:y="9.551cm" svg:viewBox="0 0 3298 670" draw:points="0,0 3298,0 3298,670 0,670">
          <text:p/>
        </draw:polygon>
        <draw:polygon draw:style-name="gr10" draw:text-style-name="P10" draw:layer="layout" svg:width="3.297cm" svg:height="0.025cm" svg:x="3.882cm" svg:y="10.195cm" svg:viewBox="0 0 3298 26" draw:points="0,0 3298,0 3298,26 0,26">
          <text:p/>
        </draw:polygon>
        <draw:frame draw:style-name="gr27" draw:text-style-name="P17" draw:layer="layout" svg:width="3.008cm" svg:height="0.255cm" svg:x="9.336cm" svg:y="7.535cm">
          <draw:text-box>
            <text:p text:style-name="P3"><text:span text:style-name="T13">fo</text:span><text:span text:style-name="T13">n</text:span><text:span text:style-name="T13">k</text:span><text:span text:style-name="T13">si</text:span><text:span text:style-name="T13">y</text:span><text:span text:style-name="T13">o</text:span><text:span text:style-name="T13">n</text:span><text:span text:style-name="T13">u</text:span><text:span text:style-name="T13">n </text:span><text:span text:style-name="T13">y</text:span><text:span text:style-name="T13">a</text:span><text:span text:style-name="T13">pt</text:span><text:span text:style-name="T13">ığ</text:span><text:span text:style-name="T13">ı</text:span></text:p>
          </draw:text-box>
        </draw:frame>
        <draw:frame draw:style-name="gr39" draw:text-style-name="P13" draw:layer="layout" svg:width="3.368cm" svg:height="0.45cm" svg:x="3.881cm" svg:y="9.594cm">
          <draw:text-box>
            <text:p text:style-name="P3"><text:span text:style-name="T9">o</text:span><text:span text:style-name="T9">y</text:span><text:span text:style-name="T9">u</text:span><text:span text:style-name="T9">n</text:span><text:span text:style-name="T9">c</text:span><text:span text:style-name="T9">u</text:span><text:span text:style-name="T9">-</text:span><text:span text:style-name="T9">g</text:span><text:span text:style-name="T9">ü</text:span><text:span text:style-name="T9">n</text:span><text:span text:style-name="T9">c</text:span><text:span text:style-name="T9">e</text:span><text:span text:style-name="T9">l</text:span><text:span text:style-name="T9">l</text:span><text:span text:style-name="T9">e</text:span></text:p>
          </draw:text-box>
        </draw:frame>
        <draw:polygon draw:style-name="gr10" draw:text-style-name="P10" draw:layer="layout" svg:width="3.297cm" svg:height="0.025cm" svg:x="7.327cm" svg:y="10.195cm" svg:viewBox="0 0 3298 26" draw:points="0,0 3298,0 3298,26 0,26">
          <text:p/>
        </draw:polygon>
        <draw:frame draw:style-name="gr38" draw:text-style-name="P17" draw:layer="layout" svg:width="1.598cm" svg:height="0.255cm" svg:x="4.738cm" svg:y="10.336cm">
          <draw:text-box>
            <text:p text:style-name="P3"><text:span text:style-name="T13">fo</text:span><text:span text:style-name="T13">n</text:span><text:span text:style-name="T13">k</text:span><text:span text:style-name="T13">si</text:span><text:span text:style-name="T13">y</text:span><text:span text:style-name="T13">o</text:span><text:span text:style-name="T13">n </text:span><text:span text:style-name="T13">a</text:span><text:span text:style-name="T13">dı</text:span></text:p>
          </draw:text-box>
        </draw:frame>
        <draw:frame draw:style-name="gr40" draw:text-style-name="P13" draw:layer="layout" svg:width="2.919cm" svg:height="0.45cm" svg:x="7.622cm" svg:y="9.594cm">
          <draw:text-box>
            <text:p text:style-name="P3"><text:span text:style-name="T9">3</text:span><text:span text:style-name="T9">2</text:span><text:span text:style-name="T9">0 </text:span><text:span text:style-name="T9"><text:s/></text:span><text:span text:style-name="T9">"</text:span><text:span text:style-name="T9">u</text:span><text:span text:style-name="T9">p</text:span><text:span text:style-name="T9">"</text:span></text:p>
          </draw:text-box>
        </draw:frame>
        <draw:polygon draw:style-name="gr9" draw:text-style-name="P9" draw:layer="layout" svg:width="7.263cm" svg:height="0.669cm" svg:x="11.492cm" svg:y="9.551cm" svg:viewBox="0 0 7264 670" draw:points="0,0 7264,0 7264,670 0,670">
          <text:p/>
        </draw:polygon>
        <draw:polygon draw:style-name="gr10" draw:text-style-name="P10" draw:layer="layout" svg:width="7.263cm" svg:height="0.025cm" svg:x="11.492cm" svg:y="10.195cm" svg:viewBox="0 0 7264 26" draw:points="0,0 7264,0 7264,26 0,26">
          <text:p/>
        </draw:polygon>
        <draw:frame draw:style-name="gr30" draw:text-style-name="P17" draw:layer="layout" svg:width="0.849cm" svg:height="0.255cm" svg:x="8.58cm" svg:y="10.336cm">
          <draw:text-box>
            <text:p text:style-name="P3"><text:span text:style-name="T13">gi</text:span><text:span text:style-name="T13">rd</text:span><text:span text:style-name="T13">il</text:span><text:span text:style-name="T13">er</text:span></text:p>
          </draw:text-box>
        </draw:frame>
        <draw:polygon draw:style-name="gr10" draw:text-style-name="P10" draw:layer="layout" svg:width="9.915cm" svg:height="0.025cm" svg:x="9.162cm" svg:y="10.195cm" svg:viewBox="0 0 9916 26" draw:points="0,0 9916,0 9916,26 0,26">
          <text:p/>
        </draw:polygon>
        <draw:frame draw:style-name="gr31" draw:text-style-name="P17" draw:layer="layout" svg:width="3.033cm" svg:height="0.255cm" svg:x="13.624cm" svg:y="10.336cm">
          <draw:text-box>
            <text:p text:style-name="P3"><text:span text:style-name="T13">fo</text:span><text:span text:style-name="T13">n</text:span><text:span text:style-name="T13">k</text:span><text:span text:style-name="T13">si</text:span><text:span text:style-name="T13">y</text:span><text:span text:style-name="T13">o</text:span><text:span text:style-name="T13">n</text:span><text:span text:style-name="T13">u</text:span><text:span text:style-name="T13">n </text:span><text:span text:style-name="T13">ür</text:span><text:span text:style-name="T13">et</text:span><text:span text:style-name="T13">ti</text:span><text:span text:style-name="T13">ği </text:span><text:span text:style-name="T13">d</text:span><text:span text:style-name="T13">e</text:span><text:span text:style-name="T13">ğ</text:span><text:span text:style-name="T13">er</text:span></text:p>
          </draw:text-box>
        </draw:frame>
        <draw:polygon draw:style-name="gr9" draw:text-style-name="P9" draw:layer="layout" svg:width="3.297cm" svg:height="0.67cm" svg:x="3.882cm" svg:y="10.864cm" svg:viewBox="0 0 3298 671" draw:points="0,0 3298,0 3298,671 0,671">
          <text:p/>
        </draw:polygon>
        <draw:polygon draw:style-name="gr10" draw:text-style-name="P10" draw:layer="layout" svg:width="3.297cm" svg:height="0.025cm" svg:x="3.882cm" svg:y="11.509cm" svg:viewBox="0 0 3298 26" draw:points="0,0 3298,0 3298,26 0,26">
          <text:p/>
        </draw:polygon>
        <draw:frame draw:style-name="gr15" draw:text-style-name="P13" draw:layer="layout" svg:width="0.371cm" svg:height="0.45cm" svg:x="18.854cm" svg:y="9.594cm">
          <draw:text-box>
            <text:p text:style-name="P3"><text:span text:style-name="T9">)</text:span></text:p>
          </draw:text-box>
        </draw:frame>
        <draw:frame draw:style-name="gr39" draw:text-style-name="P13" draw:layer="layout" svg:width="3.368cm" svg:height="0.45cm" svg:x="3.881cm" svg:y="10.908cm">
          <draw:text-box>
            <text:p text:style-name="P3"><text:span text:style-name="T9">o</text:span><text:span text:style-name="T9">y</text:span><text:span text:style-name="T9">u</text:span><text:span text:style-name="T9">n</text:span><text:span text:style-name="T9">c</text:span><text:span text:style-name="T9">u</text:span><text:span text:style-name="T9">-</text:span><text:span text:style-name="T9">g</text:span><text:span text:style-name="T9">ü</text:span><text:span text:style-name="T9">n</text:span><text:span text:style-name="T9">c</text:span><text:span text:style-name="T9">e</text:span><text:span text:style-name="T9">l</text:span><text:span text:style-name="T9">l</text:span><text:span text:style-name="T9">e</text:span></text:p>
          </draw:text-box>
        </draw:frame>
        <draw:polygon draw:style-name="gr10" draw:text-style-name="P10" draw:layer="layout" svg:width="3.297cm" svg:height="0.025cm" svg:x="7.327cm" svg:y="11.509cm" svg:viewBox="0 0 3298 26" draw:points="0,0 3298,0 3298,26 0,26">
          <text:p/>
        </draw:polygon>
        <draw:frame draw:style-name="gr38" draw:text-style-name="P17" draw:layer="layout" svg:width="1.598cm" svg:height="0.255cm" svg:x="4.738cm" svg:y="11.649cm">
          <draw:text-box>
            <text:p text:style-name="P3"><text:span text:style-name="T13">fo</text:span><text:span text:style-name="T13">n</text:span><text:span text:style-name="T13">k</text:span><text:span text:style-name="T13">si</text:span><text:span text:style-name="T13">y</text:span><text:span text:style-name="T13">o</text:span><text:span text:style-name="T13">n </text:span><text:span text:style-name="T13">a</text:span><text:span text:style-name="T13">dı</text:span></text:p>
          </draw:text-box>
        </draw:frame>
        <draw:frame draw:style-name="gr40" draw:text-style-name="P13" draw:layer="layout" svg:width="2.919cm" svg:height="0.45cm" svg:x="7.622cm" svg:y="10.908cm">
          <draw:text-box>
            <text:p text:style-name="P3"><text:span text:style-name="T9">1</text:span><text:span text:style-name="T9">0</text:span><text:span text:style-name="T9">0 </text:span><text:span text:style-name="T9"><text:s/></text:span><text:span text:style-name="T9">"</text:span><text:span text:style-name="T9">d</text:span><text:span text:style-name="T9">o</text:span><text:span text:style-name="T9">w</text:span><text:span text:style-name="T9">n</text:span><text:span text:style-name="T9">"</text:span></text:p>
          </draw:text-box>
        </draw:frame>
        <draw:polygon draw:style-name="gr10" draw:text-style-name="P10" draw:layer="layout" svg:width="7.263cm" svg:height="0.025cm" svg:x="11.492cm" svg:y="11.509cm" svg:viewBox="0 0 7264 26" draw:points="0,0 7264,0 7264,26 0,26">
          <text:p/>
        </draw:polygon>
        <draw:frame draw:style-name="gr30" draw:text-style-name="P17" draw:layer="layout" svg:width="0.849cm" svg:height="0.255cm" svg:x="8.58cm" svg:y="11.649cm">
          <draw:text-box>
            <text:p text:style-name="P3"><text:span text:style-name="T13">gi</text:span><text:span text:style-name="T13">rd</text:span><text:span text:style-name="T13">il</text:span><text:span text:style-name="T13">er</text:span></text:p>
          </draw:text-box>
        </draw:frame>
        <draw:polygon draw:style-name="gr10" draw:text-style-name="P10" draw:layer="layout" svg:width="9.915cm" svg:height="0.025cm" svg:x="9.162cm" svg:y="11.509cm" svg:viewBox="0 0 9916 26" draw:points="0,0 9916,0 9916,26 0,26">
          <text:p/>
        </draw:polygon>
        <draw:frame draw:style-name="gr31" draw:text-style-name="P17" draw:layer="layout" svg:width="3.033cm" svg:height="0.255cm" svg:x="13.624cm" svg:y="11.649cm">
          <draw:text-box>
            <text:p text:style-name="P3"><text:span text:style-name="T13">fo</text:span><text:span text:style-name="T13">n</text:span><text:span text:style-name="T13">k</text:span><text:span text:style-name="T13">si</text:span><text:span text:style-name="T13">y</text:span><text:span text:style-name="T13">o</text:span><text:span text:style-name="T13">n</text:span><text:span text:style-name="T13">u</text:span><text:span text:style-name="T13">n </text:span><text:span text:style-name="T13">ür</text:span><text:span text:style-name="T13">et</text:span><text:span text:style-name="T13">ti</text:span><text:span text:style-name="T13">ği </text:span><text:span text:style-name="T13">d</text:span><text:span text:style-name="T13">e</text:span><text:span text:style-name="T13">ğ</text:span><text:span text:style-name="T13">er</text:span></text:p>
          </draw:text-box>
        </draw:frame>
        <draw:polygon draw:style-name="gr9" draw:text-style-name="P9" draw:layer="layout" svg:width="3.297cm" svg:height="0.67cm" svg:x="3.882cm" svg:y="12.178cm" svg:viewBox="0 0 3298 671" draw:points="0,0 3298,0 3298,671 0,671">
          <text:p/>
        </draw:polygon>
        <draw:polygon draw:style-name="gr10" draw:text-style-name="P10" draw:layer="layout" svg:width="3.297cm" svg:height="0.025cm" svg:x="3.882cm" svg:y="12.823cm" svg:viewBox="0 0 3298 26" draw:points="0,0 3298,0 3298,26 0,26">
          <text:p/>
        </draw:polygon>
        <draw:frame draw:style-name="gr15" draw:text-style-name="P13" draw:layer="layout" svg:width="0.371cm" svg:height="0.45cm" svg:x="18.854cm" svg:y="10.908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7cm" svg:x="7.327cm" svg:y="12.178cm" svg:viewBox="0 0 3298 671" draw:points="0,0 3298,0 3298,671 0,671">
          <text:p/>
        </draw:polygon>
        <draw:polygon draw:style-name="gr10" draw:text-style-name="P10" draw:layer="layout" svg:width="3.297cm" svg:height="0.025cm" svg:x="7.327cm" svg:y="12.823cm" svg:viewBox="0 0 3298 26" draw:points="0,0 3298,0 3298,26 0,26">
          <text:p/>
        </draw:polygon>
        <draw:frame draw:style-name="gr38" draw:text-style-name="P17" draw:layer="layout" svg:width="1.598cm" svg:height="0.255cm" svg:x="4.738cm" svg:y="12.963cm">
          <draw:text-box>
            <text:p text:style-name="P3"><text:span text:style-name="T13">fo</text:span><text:span text:style-name="T13">n</text:span><text:span text:style-name="T13">k</text:span><text:span text:style-name="T13">si</text:span><text:span text:style-name="T13">y</text:span><text:span text:style-name="T13">o</text:span><text:span text:style-name="T13">n </text:span><text:span text:style-name="T13">a</text:span><text:span text:style-name="T13">dı</text:span></text:p>
          </draw:text-box>
        </draw:frame>
        <draw:polygon draw:style-name="gr9" draw:text-style-name="P9" draw:layer="layout" svg:width="7.263cm" svg:height="0.67cm" svg:x="11.492cm" svg:y="12.178cm" svg:viewBox="0 0 7264 671" draw:points="0,0 7264,0 7264,671 0,671">
          <text:p/>
        </draw:polygon>
        <draw:polygon draw:style-name="gr10" draw:text-style-name="P10" draw:layer="layout" svg:width="7.263cm" svg:height="0.025cm" svg:x="11.492cm" svg:y="12.823cm" svg:viewBox="0 0 7264 26" draw:points="0,0 7264,0 7264,26 0,26">
          <text:p/>
        </draw:polygon>
        <draw:frame draw:style-name="gr30" draw:text-style-name="P17" draw:layer="layout" svg:width="0.849cm" svg:height="0.255cm" svg:x="8.58cm" svg:y="12.963cm">
          <draw:text-box>
            <text:p text:style-name="P3"><text:span text:style-name="T13">gi</text:span><text:span text:style-name="T13">rd</text:span><text:span text:style-name="T13">il</text:span><text:span text:style-name="T13">er</text:span></text:p>
          </draw:text-box>
        </draw:frame>
        <draw:polygon draw:style-name="gr10" draw:text-style-name="P10" draw:layer="layout" svg:width="9.915cm" svg:height="0.025cm" svg:x="9.162cm" svg:y="12.823cm" svg:viewBox="0 0 9916 26" draw:points="0,0 9916,0 9916,26 0,26">
          <text:p/>
        </draw:polygon>
        <draw:frame draw:style-name="gr31" draw:text-style-name="P17" draw:layer="layout" svg:width="3.033cm" svg:height="0.255cm" svg:x="13.624cm" svg:y="12.963cm">
          <draw:text-box>
            <text:p text:style-name="P3"><text:span text:style-name="T13">fo</text:span><text:span text:style-name="T13">n</text:span><text:span text:style-name="T13">k</text:span><text:span text:style-name="T13">si</text:span><text:span text:style-name="T13">y</text:span><text:span text:style-name="T13">o</text:span><text:span text:style-name="T13">n</text:span><text:span text:style-name="T13">u</text:span><text:span text:style-name="T13">n </text:span><text:span text:style-name="T13">ür</text:span><text:span text:style-name="T13">et</text:span><text:span text:style-name="T13">ti</text:span><text:span text:style-name="T13">ği </text:span><text:span text:style-name="T13">d</text:span><text:span text:style-name="T13">e</text:span><text:span text:style-name="T13">ğ</text:span><text:span text:style-name="T13">er</text:span></text:p>
          </draw:text-box>
        </draw:frame>
        <draw:polygon draw:style-name="gr9" draw:text-style-name="P9" draw:layer="layout" svg:width="3.297cm" svg:height="0.669cm" svg:x="3.882cm" svg:y="13.492cm" svg:viewBox="0 0 3298 670" draw:points="0,0 3298,0 3298,670 0,670">
          <text:p/>
        </draw:polygon>
        <draw:polygon draw:style-name="gr10" draw:text-style-name="P10" draw:layer="layout" svg:width="3.297cm" svg:height="0.025cm" svg:x="3.882cm" svg:y="14.136cm" svg:viewBox="0 0 3298 26" draw:points="0,0 3298,0 3298,26 0,26">
          <text:p/>
        </draw:polygon>
        <draw:frame draw:style-name="gr15" draw:text-style-name="P13" draw:layer="layout" svg:width="0.371cm" svg:height="0.45cm" svg:x="18.854cm" svg:y="12.222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69cm" svg:x="7.327cm" svg:y="13.492cm" svg:viewBox="0 0 3298 670" draw:points="0,0 3298,0 3298,670 0,670">
          <text:p/>
        </draw:polygon>
        <draw:polygon draw:style-name="gr10" draw:text-style-name="P10" draw:layer="layout" svg:width="3.297cm" svg:height="0.025cm" svg:x="7.327cm" svg:y="14.136cm" svg:viewBox="0 0 3298 26" draw:points="0,0 3298,0 3298,26 0,26">
          <text:p/>
        </draw:polygon>
        <draw:frame draw:style-name="gr38" draw:text-style-name="P18" draw:layer="layout" svg:width="1.598cm" svg:height="0.255cm" svg:x="4.738cm" svg:y="14.277cm">
          <draw:text-box draw:corner-radius="0.11cm">
            <text:p text:style-name="P3"><text:span text:style-name="T13">fo</text:span><text:span text:style-name="T13">n</text:span><text:span text:style-name="T13">k</text:span><text:span text:style-name="T13">si</text:span><text:span text:style-name="T13">y</text:span><text:span text:style-name="T13">o</text:span><text:span text:style-name="T13">n </text:span><text:span text:style-name="T13">a</text:span><text:span text:style-name="T13">dı</text:span></text:p>
          </draw:text-box>
        </draw:frame>
        <draw:polygon draw:style-name="gr9" draw:text-style-name="P9" draw:layer="layout" svg:width="7.263cm" svg:height="0.669cm" svg:x="11.492cm" svg:y="13.492cm" svg:viewBox="0 0 7264 670" draw:points="0,0 7264,0 7264,670 0,670">
          <text:p/>
        </draw:polygon>
        <draw:polygon draw:style-name="gr10" draw:text-style-name="P10" draw:layer="layout" svg:width="7.263cm" svg:height="0.025cm" svg:x="11.492cm" svg:y="14.136cm" svg:viewBox="0 0 7264 26" draw:points="0,0 7264,0 7264,26 0,26">
          <text:p/>
        </draw:polygon>
        <draw:frame draw:style-name="gr30" draw:text-style-name="P17" draw:layer="layout" svg:width="0.849cm" svg:height="0.255cm" svg:x="8.58cm" svg:y="14.277cm">
          <draw:text-box>
            <text:p text:style-name="P3"><text:span text:style-name="T13">gi</text:span><text:span text:style-name="T13">rd</text:span><text:span text:style-name="T13">il</text:span><text:span text:style-name="T13">er</text:span></text:p>
          </draw:text-box>
        </draw:frame>
        <draw:polygon draw:style-name="gr10" draw:text-style-name="P10" draw:layer="layout" svg:width="9.915cm" svg:height="0.025cm" svg:x="9.162cm" svg:y="14.136cm" svg:viewBox="0 0 9916 26" draw:points="0,0 9916,0 9916,26 0,26">
          <text:p/>
        </draw:polygon>
        <draw:frame draw:style-name="gr31" draw:text-style-name="P17" draw:layer="layout" svg:width="3.033cm" svg:height="0.255cm" svg:x="13.624cm" svg:y="14.277cm">
          <draw:text-box>
            <text:p text:style-name="P3"><text:span text:style-name="T13">fo</text:span><text:span text:style-name="T13">n</text:span><text:span text:style-name="T13">k</text:span><text:span text:style-name="T13">si</text:span><text:span text:style-name="T13">y</text:span><text:span text:style-name="T13">o</text:span><text:span text:style-name="T13">n</text:span><text:span text:style-name="T13">u</text:span><text:span text:style-name="T13">n </text:span><text:span text:style-name="T13">ür</text:span><text:span text:style-name="T13">et</text:span><text:span text:style-name="T13">ti</text:span><text:span text:style-name="T13">ği </text:span><text:span text:style-name="T13">d</text:span><text:span text:style-name="T13">e</text:span><text:span text:style-name="T13">ğ</text:span><text:span text:style-name="T13">er</text:span></text:p>
          </draw:text-box>
        </draw:frame>
        <draw:polygon draw:style-name="gr10" draw:text-style-name="P10" draw:layer="layout" svg:width="3.297cm" svg:height="0.024cm" svg:x="3.659cm" svg:y="16.938cm" svg:viewBox="0 0 3298 25" draw:points="0,0 3298,0 3298,25 0,25">
          <text:p/>
        </draw:polygon>
        <draw:frame draw:style-name="gr15" draw:text-style-name="P13" draw:layer="layout" svg:width="0.371cm" svg:height="0.45cm" svg:x="18.854cm" svg:y="13.536cm">
          <draw:text-box>
            <text:p text:style-name="P3"><text:span text:style-name="T9">)</text:span></text:p>
          </draw:text-box>
        </draw:frame>
        <draw:polygon draw:style-name="gr9" draw:text-style-name="P9" draw:layer="layout" svg:width="3.297cm" svg:height="0.669cm" svg:x="7.104cm" svg:y="16.293cm" svg:viewBox="0 0 3298 670" draw:points="0,0 3298,0 3298,670 0,670">
          <text:p/>
        </draw:polygon>
        <draw:polygon draw:style-name="gr10" draw:text-style-name="P10" draw:layer="layout" svg:width="3.297cm" svg:height="0.024cm" svg:x="7.104cm" svg:y="16.938cm" svg:viewBox="0 0 3298 25" draw:points="0,0 3298,0 3298,25 0,25">
          <text:p/>
        </draw:polygon>
        <draw:frame draw:style-name="gr38" draw:text-style-name="P17" draw:layer="layout" svg:width="1.598cm" svg:height="0.255cm" svg:x="4.515cm" svg:y="17.078cm">
          <draw:text-box>
            <text:p text:style-name="P3"><text:span text:style-name="T13">fo</text:span><text:span text:style-name="T13">n</text:span><text:span text:style-name="T13">k</text:span><text:span text:style-name="T13">si</text:span><text:span text:style-name="T13">y</text:span><text:span text:style-name="T13">o</text:span><text:span text:style-name="T13">n </text:span><text:span text:style-name="T13">a</text:span><text:span text:style-name="T13">dı</text:span></text:p>
          </draw:text-box>
        </draw:frame>
        <draw:polygon draw:style-name="gr9" draw:text-style-name="P9" draw:layer="layout" svg:width="3.297cm" svg:height="0.669cm" svg:x="3.882cm" svg:y="17.607cm" svg:viewBox="0 0 3298 670" draw:points="0,0 3298,0 3298,670 0,670">
          <text:p/>
        </draw:polygon>
        <draw:polygon draw:style-name="gr10" draw:text-style-name="P10" draw:layer="layout" svg:width="3.297cm" svg:height="0.026cm" svg:x="3.882cm" svg:y="18.251cm" svg:viewBox="0 0 3298 27" draw:points="0,0 3298,0 3298,27 0,27">
          <text:p/>
        </draw:polygon>
        <draw:frame draw:style-name="gr32" draw:text-style-name="P17" draw:layer="layout" svg:width="1.276cm" svg:height="0.255cm" svg:x="8.27cm" svg:y="17.078cm">
          <draw:text-box>
            <text:p text:style-name="P3"><text:span text:style-name="T13">d</text:span><text:span text:style-name="T13">e</text:span><text:span text:style-name="T13">ği</text:span><text:span text:style-name="T13">ş</text:span><text:span text:style-name="T13">k</text:span><text:span text:style-name="T13">e</text:span><text:span text:style-name="T13">nl</text:span><text:span text:style-name="T13">er</text:span></text:p>
          </draw:text-box>
        </draw:frame>
        <draw:polygon draw:style-name="gr9" draw:text-style-name="P9" draw:layer="layout" svg:width="3.297cm" svg:height="0.669cm" svg:x="11.12cm" svg:y="18.921cm" svg:viewBox="0 0 3298 670" draw:points="0,0 3298,0 3298,670 0,670">
          <text:p/>
        </draw:polygon>
        <draw:polygon draw:style-name="gr10" draw:text-style-name="P10" draw:layer="layout" svg:width="3.297cm" svg:height="0.025cm" svg:x="11.12cm" svg:y="19.565cm" svg:viewBox="0 0 3298 26" draw:points="0,0 3298,0 3298,26 0,26">
          <text:p/>
        </draw:polygon>
        <draw:polygon draw:style-name="gr10" draw:text-style-name="P10" draw:layer="layout" svg:width="9.915cm" svg:height="0.025cm" svg:x="9.162cm" svg:y="19.565cm" svg:viewBox="0 0 9916 26" draw:points="0,0 9916,0 9916,26 0,26">
          <text:p/>
        </draw:polygon>
        <draw:polygon draw:style-name="gr9" draw:text-style-name="P9" draw:layer="layout" svg:width="3.297cm" svg:height="0.67cm" svg:x="11.12cm" svg:y="20.234cm" svg:viewBox="0 0 3298 671" draw:points="0,0 3298,0 3298,671 0,671">
          <text:p/>
        </draw:polygon>
        <draw:polygon draw:style-name="gr10" draw:text-style-name="P10" draw:layer="layout" svg:width="3.297cm" svg:height="0.025cm" svg:x="11.12cm" svg:y="20.879cm" svg:viewBox="0 0 3298 26" draw:points="0,0 3298,0 3298,26 0,26">
          <text:p/>
        </draw:polygon>
        <draw:frame draw:style-name="gr15" draw:text-style-name="P13" draw:layer="layout" svg:width="0.371cm" svg:height="0.45cm" svg:x="18.854cm" svg:y="18.964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5cm" svg:x="9.162cm" svg:y="20.879cm" svg:viewBox="0 0 9916 26" draw:points="0,0 9916,0 9916,26 0,26">
          <text:p/>
        </draw:polygon>
        <draw:polygon draw:style-name="gr9" draw:text-style-name="P9" draw:layer="layout" svg:width="3.297cm" svg:height="0.669cm" svg:x="11.12cm" svg:y="21.548cm" svg:viewBox="0 0 3298 670" draw:points="0,0 3298,0 3298,670 0,670">
          <text:p/>
        </draw:polygon>
        <draw:polygon draw:style-name="gr10" draw:text-style-name="P10" draw:layer="layout" svg:width="3.297cm" svg:height="0.024cm" svg:x="11.12cm" svg:y="22.193cm" svg:viewBox="0 0 3298 25" draw:points="0,0 3298,0 3298,25 0,25">
          <text:p/>
        </draw:polygon>
        <draw:frame draw:style-name="gr15" draw:text-style-name="P13" draw:layer="layout" svg:width="0.371cm" svg:height="0.45cm" svg:x="18.854cm" svg:y="20.278cm">
          <draw:text-box>
            <text:p text:style-name="P3"><text:span text:style-name="T9">]</text:span></text:p>
          </draw:text-box>
        </draw:frame>
        <draw:polygon draw:style-name="gr10" draw:text-style-name="P10" draw:layer="layout" svg:width="9.915cm" svg:height="0.024cm" svg:x="9.806cm" svg:y="22.193cm" svg:viewBox="0 0 9916 25" draw:points="0,0 9916,0 9916,25 0,25">
          <text:p/>
        </draw:polygon>
        <draw:polygon draw:style-name="gr9" draw:text-style-name="P9" draw:layer="layout" svg:width="6.866cm" svg:height="0.669cm" svg:x="4.105cm" svg:y="18.921cm" svg:viewBox="0 0 6867 670" draw:points="0,0 6867,0 6867,670 0,670">
          <text:p/>
        </draw:polygon>
        <draw:polygon draw:style-name="gr10" draw:text-style-name="P10" draw:layer="layout" svg:width="6.866cm" svg:height="0.025cm" svg:x="4.105cm" svg:y="19.565cm" svg:viewBox="0 0 6867 26" draw:points="0,0 0,26 6867,26 6545,0">
          <text:p/>
        </draw:polygon>
        <draw:polygon draw:style-name="gr9" draw:text-style-name="P9" draw:layer="layout" svg:width="0.322cm" svg:height="0.669cm" svg:x="10.649cm" svg:y="18.921cm" svg:viewBox="0 0 323 670" draw:points="0,0 0,645 323,670 323,0">
          <text:p/>
        </draw:polygon>
        <draw:frame draw:style-name="gr33" draw:text-style-name="P13" draw:layer="layout" svg:width="0.675cm" svg:height="0.45cm" svg:x="19.053cm" svg:y="21.592cm">
          <draw:text-box>
            <text:p text:style-name="P3"><text:span text:style-name="T9">]</text:span><text:span text:style-name="T9">)</text:span><text:span text:style-name="T9">)</text:span></text:p>
          </draw:text-box>
        </draw:frame>
        <draw:polygon draw:style-name="gr9" draw:text-style-name="P9" draw:layer="layout" svg:width="6.866cm" svg:height="0.67cm" svg:x="4.105cm" svg:y="20.234cm" svg:viewBox="0 0 6867 671" draw:points="0,0 6867,0 6867,671 0,671">
          <text:p/>
        </draw:polygon>
        <draw:polygon draw:style-name="gr10" draw:text-style-name="P10" draw:layer="layout" svg:width="6.866cm" svg:height="0.025cm" svg:x="4.105cm" svg:y="20.879cm" svg:viewBox="0 0 6867 26" draw:points="0,0 0,26 6867,26 6545,0">
          <text:p/>
        </draw:polygon>
        <draw:polygon draw:style-name="gr9" draw:text-style-name="P9" draw:layer="layout" svg:width="0.322cm" svg:height="0.67cm" svg:x="10.649cm" svg:y="20.234cm" svg:viewBox="0 0 323 671" draw:points="0,0 0,646 323,671 323,0">
          <text:p/>
        </draw:polygon>
        <draw:polygon draw:style-name="gr9" draw:text-style-name="P9" draw:layer="layout" svg:width="6.866cm" svg:height="0.669cm" svg:x="4.105cm" svg:y="21.548cm" svg:viewBox="0 0 6867 670" draw:points="0,0 6867,0 6867,670 0,670">
          <text:p/>
        </draw:polygon>
        <draw:polygon draw:style-name="gr10" draw:text-style-name="P10" draw:layer="layout" svg:width="6.866cm" svg:height="0.024cm" svg:x="4.105cm" svg:y="22.193cm" svg:viewBox="0 0 6867 25" draw:points="0,0 0,25 6867,25 6545,0">
          <text:p/>
        </draw:polygon>
        <draw:polygon draw:style-name="gr9" draw:text-style-name="P9" draw:layer="layout" svg:width="0.322cm" svg:height="0.669cm" svg:x="10.649cm" svg:y="21.548cm" svg:viewBox="0 0 323 670" draw:points="0,0 0,646 323,670 323,0">
          <text:p/>
        </draw:polygon>
        <draw:frame draw:style-name="gr41" draw:text-style-name="P14" draw:layer="layout" svg:width="12.385cm" svg:height="0.352cm" svg:x="1.875cm" svg:y="8.978cm">
          <draw:text-box>
            <text:p text:style-name="P3"><text:span text:style-name="T8">B</text:span><text:span text:style-name="T8">a</text:span><text:span text:style-name="T8">z</text:span><text:span text:style-name="T8">ı </text:span><text:span text:style-name="T8">ö</text:span><text:span text:style-name="T8">r</text:span><text:span text:style-name="T8">n</text:span><text:span text:style-name="T8">e</text:span><text:span text:style-name="T8">k</text:span><text:span text:style-name="T8">l</text:span><text:span text:style-name="T8">e</text:span><text:span text:style-name="T8">r </text:span><text:span text:style-name="T8">y</text:span><text:span text:style-name="T8">a</text:span><text:span text:style-name="T8">z</text:span><text:span text:style-name="T8">ı</text:span><text:span text:style-name="T8">n</text:span><text:span text:style-name="T8">, </text:span><text:span text:style-name="T8">s</text:span><text:span text:style-name="T8">o</text:span><text:span text:style-name="T8">n</text:span><text:span text:style-name="T8">r</text:span><text:span text:style-name="T8">a </text:span><text:span text:style-name="T8">n</text:span><text:span text:style-name="T8">e</text:span><text:span text:style-name="T8">y</text:span><text:span text:style-name="T8">i</text:span><text:span text:style-name="T8">n </text:span><text:span text:style-name="T8">d</text:span><text:span text:style-name="T8">e</text:span><text:span text:style-name="T8">ğ</text:span><text:span text:style-name="T8">i</text:span><text:span text:style-name="T8">ş</text:span><text:span text:style-name="T8">ti</text:span><text:span text:style-name="T8">ğ</text:span><text:span text:style-name="T8">i</text:span><text:span text:style-name="T8">n</text:span><text:span text:style-name="T8">i </text:span><text:span text:style-name="T8">y</text:span><text:span text:style-name="T8">u</text:span><text:span text:style-name="T8">v</text:span><text:span text:style-name="T8">a</text:span><text:span text:style-name="T8">rl</text:span><text:span text:style-name="T8">a</text:span><text:span text:style-name="T8">k </text:span><text:span text:style-name="T8">i</text:span><text:span text:style-name="T8">ç</text:span><text:span text:style-name="T8">i</text:span><text:span text:style-name="T8">n</text:span><text:span text:style-name="T8">e </text:span><text:span text:style-name="T8">a</text:span><text:span text:style-name="T8">lı</text:span><text:span text:style-name="T8">n </text:span><text:span text:style-name="T8">v</text:span><text:span text:style-name="T8">e </text:span><text:span text:style-name="T8">k</text:span><text:span text:style-name="T8">ı</text:span><text:span text:style-name="T8">s</text:span><text:span text:style-name="T8">a</text:span><text:span text:style-name="T8">c</text:span><text:span text:style-name="T8">a </text:span><text:span text:style-name="T8">a</text:span><text:span text:style-name="T8">ç</text:span><text:span text:style-name="T8">ı</text:span><text:span text:style-name="T8">k</text:span><text:span text:style-name="T8">l</text:span><text:span text:style-name="T8">a</text:span><text:span text:style-name="T8">y</text:span><text:span text:style-name="T8">ı</text:span><text:span text:style-name="T8">n</text:span><text:span text:style-name="T8">.</text:span></text:p>
          </draw:text-box>
        </draw:frame>
        <draw:frame draw:style-name="gr39" draw:text-style-name="P13" draw:layer="layout" svg:width="3.368cm" svg:height="0.45cm" svg:x="3.959cm" svg:y="17.664cm">
          <draw:text-box>
            <text:p text:style-name="P3"><text:span text:style-name="T9">c</text:span><text:span text:style-name="T9">o</text:span><text:span text:style-name="T9">n</text:span><text:span text:style-name="T9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1" svg:font-family="CenturyGothic"/>
    <style:font-face style:name="Computer Modern1" svg:font-family="'Computer Modern'"/>
    <style:font-face style:name="Courier1" svg:font-family="Courier"/>
    <style:font-face style:name="Symbol1" svg:font-family="Symbol"/>
    <style:font-face style:name="CenturyGothic" svg:font-family="CenturyGothic" style:font-pitch="variable"/>
    <style:font-face style:name="Computer Modern" svg:font-family="'Computer Modern'" style:font-pitch="variable"/>
    <style:font-face style:name="Courier" svg:font-family="Courier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20T11:27:22.721872460</dc:date>
    <meta:editing-duration>P1DT20H21M15S</meta:editing-duration>
    <meta:editing-cycles>20</meta:editing-cycles>
    <meta:generator>LibreOffice/6.2.5.2$Linux_X86_64 LibreOffice_project/20$Build-2</meta:generator>
    <meta:document-statistic meta:object-count="267"/>
  </office:meta>
</office:document-meta>
</file>